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ce style:name="F" svg:font-family="" style:font-family-generic="roman"/>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118in"/>
    </style:style>
    <style:style style:name="co2" style:family="table-column">
      <style:table-column-properties fo:break-before="auto" style:column-width="4.5335in"/>
    </style:style>
    <style:style style:name="co3" style:family="table-column">
      <style:table-column-properties fo:break-before="auto" style:column-width="0.8925in"/>
    </style:style>
    <style:style style:name="ro1" style:family="table-row">
      <style:table-row-properties style:row-height="0.1689in" fo:break-before="auto" style:use-optimal-row-height="true"/>
    </style:style>
    <style:style style:name="ro2" style:family="table-row">
      <style:table-row-properties style:row-height="0.1638in" fo:break-before="auto" style:use-optimal-row-height="true"/>
    </style:style>
    <style:style style:name="ro3" style:family="table-row">
      <style:table-row-properties style:row-height="0.3201in" fo:break-before="auto" style:use-optimal-row-height="true"/>
    </style:style>
    <style:style style:name="ro4" style:family="table-row">
      <style:table-row-properties style:row-height="0.1866in" fo:break-before="auto" style:use-optimal-row-height="true"/>
    </style:style>
    <style:style style:name="ro5" style:family="table-row">
      <style:table-row-properties style:row-height="0.4535in" fo:break-before="auto" style:use-optimal-row-height="true"/>
    </style:style>
    <style:style style:name="ro6" style:family="table-row">
      <style:table-row-properties style:row-height="0.178in" fo:break-before="auto" style:use-optimal-row-height="true"/>
    </style:style>
    <style:style style:name="ro7" style:family="table-row">
      <style:table-row-properties style:row-height="0.1654in" fo:break-before="auto" style:use-optimal-row-height="true"/>
    </style:style>
    <style:style style:name="ro8" style:family="table-row">
      <style:table-row-properties style:row-height="0.311in" fo:break-before="auto" style:use-optimal-row-height="true"/>
    </style:style>
    <style:style style:name="ro9" style:family="table-row">
      <style:table-row-properties style:row-height="0.3173in" fo:break-before="auto" style:use-optimal-row-height="true"/>
    </style:style>
    <style:style style:name="ro10" style:family="table-row">
      <style:table-row-properties style:row-height="0.4638in" fo:break-before="auto" style:use-optimal-row-height="true"/>
    </style:style>
    <style:style style:name="ro11" style:family="table-row">
      <style:table-row-properties style:row-height="0.1839in" fo:break-before="auto" style:use-optimal-row-height="true"/>
    </style:style>
    <style:style style:name="ro12" style:family="table-row">
      <style:table-row-properties style:row-height="0.1807in" fo:break-before="auto" style:use-optimal-row-height="true"/>
    </style:style>
    <style:style style:name="ro13" style:family="table-row">
      <style:table-row-properties style:row-height="0.2035in" fo:break-before="auto" style:use-optimal-row-height="true"/>
    </style:style>
    <style:style style:name="ro14" style:family="table-row">
      <style:table-row-properties style:row-height="0.7437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font-name="Helvetica" fo:font-size="10pt" fo:language="en" fo:country="US" fo:font-style="normal" fo:text-shadow="none" style:text-underline-style="none" fo:font-weight="normal" style:text-underline-mode="continuous" style:text-overline-mode="continuous" style:text-line-through-mode="continuous" style:font-name-asian="Helvetica"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text-outline="false" style:text-line-through-style="none" style:font-name="Helvetica" fo:language="en" fo:country="US" fo:font-style="normal" fo:text-shadow="none" style:text-underline-style="none" fo:font-weight="normal" style:text-underline-mode="continuous" style:text-overline-mode="continuous" style:text-line-through-mode="continuous" style:font-name-asian="Helvetica"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fo:color="#000000" style:font-name="Helvetica" fo:language="en" fo:country="US" style:font-name-asian="Helvetica" style:language-asian="en" style:country-asian="US" style:font-name-complex="Helvetica" style:font-size-complex="5.65000009536743pt" style:language-complex="en" style:country-complex="US"/>
    </style:style>
    <style:style style:name="ce5" style:family="table-cell" style:parent-style-name="Default">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000000" style:text-outline="false" style:text-line-through-style="none" style:font-name="Helvetica" fo:font-size="11pt" fo:language="en" fo:country="US" fo:font-style="normal" fo:text-shadow="none" style:text-underline-style="none" fo:font-weight="normal" style:text-underline-mode="continuous" style:text-overline-mode="continuous" style:text-line-through-mode="continuous" style:font-name-asian="Helvetica"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fo:color="#000000" style:font-name="Helvetica" fo:font-size="11pt" fo:language="en" fo:country="US" style:font-name-asian="Helvetica" style:font-size-asian="11pt" style:language-asian="en" style:country-asian="US" style:font-name-complex="Helvetica" style:font-size-complex="6.25pt" style:language-complex="en" style:country-complex="US"/>
    </style:style>
    <style:style style:name="ce9" style:family="table-cell" style:parent-style-name="Default">
      <style:text-properties fo:color="#000000" style:font-name="Helvetica" fo:font-size="9pt" fo:language="en" fo:country="US" style:font-name-asian="Helvetica" style:font-size-asian="9pt" style:language-asian="en" style:country-asian="US" style:font-name-complex="Helvetica" style:font-size-complex="5.09999990463257pt" style:language-complex="en" style:country-complex="US"/>
    </style:style>
    <style:style style:name="ce10" style:family="table-cell" style:parent-style-name="Default">
      <style:text-properties fo:color="#000000" fo:language="en" fo:country="US" style:language-asian="en" style:country-asian="US" style:font-size-complex="5.65000009536743pt" style:language-complex="en" style:country-complex="US"/>
    </style:style>
    <style:style style:name="ce11" style:family="table-cell" style:parent-style-name="Default">
      <style:text-properties style:font-name="Arial" style:font-name-asian="Arial Unicode MS" style:font-name-complex="Arial Unicode MS"/>
    </style:style>
    <style:style style:name="ce12" style:family="table-cell" style:parent-style-name="Default">
      <style:text-properties fo:color="#000000" fo:font-size="11pt" fo:language="en" fo:country="US" style:font-size-asian="11pt" style:language-asian="en" style:country-asian="US" style:font-size-complex="6.25pt" style:language-complex="en" style:country-complex="US"/>
    </style:style>
    <style:style style:name="ce13" style:family="table-cell" style:parent-style-name="Default">
      <style:text-properties style:use-window-font-color="true" style:text-outline="false" style:text-line-through-style="none" style:font-name="Helvetica" fo:font-size="13pt" fo:language="en" fo:country="US" fo:font-style="normal" fo:text-shadow="none" style:text-underline-style="none" fo:font-weight="normal" style:text-underline-mode="continuous" style:text-overline-mode="continuous" style:text-line-through-mode="continuous" style:font-name-asian="Helvetica" style:font-size-asian="13pt" style:language-asian="en" style:country-asian="US" style:font-style-asian="normal" style:font-weight-asian="normal" style:font-name-complex="Helvetica" style:font-size-complex="7.34999990463257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ext-properties fo:language="en" fo:country="US" style:language-asian="en" style:country-asian="US" style:language-complex="en" style:country-complex="US"/>
    </style:style>
    <style:style style:name="ta_extref" style:family="table">
      <style:table-properties table:display="false"/>
    </style:style>
    <style:style style:name="T1" style:family="text">
      <style:text-properties fo:color="#000000" style:font-name="Helvetica" fo:font-size="10pt" style:font-name-asian="Helvetica" style:font-size-asian="10pt" style:font-name-complex="Helvetica" style:font-size-complex="5.69999980926514pt"/>
    </style:style>
    <style:style style:name="T2" style:family="text">
      <style:text-properties fo:color="#000000" style:font-name="Helvetica" fo:font-size="7.5pt" style:font-name-asian="Helvetica" style:font-size-asian="7.5pt" style:font-name-complex="Helvetica" style:font-size-complex="4.30000019073486pt"/>
    </style:style>
    <style:style style:name="T3" style:family="text">
      <style:text-properties fo:color="#000000" style:font-name="Symbol" fo:font-size="10pt" style:font-name-asian="Symbol" style:font-size-asian="10pt" style:font-name-complex="Symbol" style:font-size-complex="5.69999980926514pt"/>
    </style:style>
    <style:style style:name="T4" style:family="text">
      <style:text-properties fo:color="#000000" style:font-name="Symbol" fo:font-size="9pt" style:font-name-asian="Symbol" style:font-size-asian="9pt" style:font-name-complex="Symbol" style:font-size-complex="5.09999990463257pt"/>
    </style:style>
    <style:style style:name="T5" style:family="text">
      <style:text-properties fo:color="#000000" style:font-name="Helvetica" fo:font-size="6.5pt" style:font-name-asian="Helvetica" style:font-size-asian="6.5pt" style:font-name-complex="Helvetica" style:font-size-complex="3.70000004768372pt"/>
    </style:style>
    <style:style style:name="T6" style:family="text">
      <style:text-properties fo:color="#000000" style:font-name="Helvetica" fo:font-size="9pt" style:font-name-asian="Helvetica" style:font-size-asian="9pt" style:font-name-complex="Helvetica" style:font-size-complex="5.09999990463257pt"/>
    </style:style>
    <style:style style:name="T7" style:family="text">
      <style:text-properties fo:color="#000000" style:font-name="Symbol" fo:font-size="7.5pt" style:font-name-asian="Symbol" style:font-size-asian="7.5pt" style:font-name-complex="Symbol" style:font-size-complex="4.30000019073486pt"/>
    </style:style>
    <style:style style:name="T8" style:family="text">
      <style:text-properties style:font-name="Arial" style:font-name-asian="Arial Unicode MS" style:font-name-complex="Arial Unicode MS"/>
    </style:style>
    <style:style style:name="T9" style:family="text">
      <style:text-properties fo:color="#000000" style:font-name="Helvetica" style:font-name-asian="Helvetica" style:font-name-complex="Helvetica" style:font-size-complex="5.69999980926514pt"/>
    </style:style>
    <style:style style:name="T10" style:family="text">
      <style:text-properties fo:color="#000000" style:font-name="Helvetica" fo:font-size="11pt" style:font-name-asian="Helvetica" style:font-size-asian="11pt" style:font-name-complex="Helvetica" style:font-size-complex="6.30000019073486pt"/>
    </style:style>
    <style:style style:name="T11" style:family="text">
      <style:text-properties fo:color="#000000" style:font-name="Symbol" fo:font-size="11pt" style:font-name-asian="Symbol" style:font-size-asian="11pt" style:font-name-complex="Symbol" style:font-size-complex="6.30000019073486pt"/>
    </style:style>
    <style:style style:name="T12" style:family="text">
      <style:text-properties style:use-window-font-color="true" style:font-name="Helvetica" fo:font-size="13pt" style:font-name-asian="Helvetica" style:font-size-asian="13pt" style:font-name-complex="Helvetica" style:font-size-complex="7.40000009536743pt"/>
    </style:style>
    <style:style style:name="T13" style:family="text">
      <style:text-properties style:text-position="super 58%"/>
    </style:style>
  </office:automatic-styles>
  <office:body>
    <office:spreadsheet>
      <table:table table:name="Sheet1" table:style-name="ta1" table:print="false">
        <table:table-column table:style-name="co1" table:default-cell-style-name="Default"/>
        <table:table-column table:style-name="co2" table:default-cell-style-name="ce1"/>
        <table:table-row table:style-name="ro1">
          <table:table-cell table:style-name="ce1" office:value-type="string">
            <text:p>Gastrin</text:p>
          </table:table-cell>
          <table:table-cell table:style-name="ce5" office:value-type="string">
            <text:p><text:span text:style-name="T3">↑↑ </text:span><text:span text:style-name="T1">in Zollinger- Ellison syndrome.</text:span></text:p>
          </table:table-cell>
        </table:table-row>
        <table:table-row table:style-name="ro2">
          <table:table-cell/>
          <table:table-cell office:value-type="string">
            <text:p>Phenylalanine and tryptophan are potent stimulators.</text:p>
          </table:table-cell>
        </table:table-row>
        <table:table-row table:style-name="ro2">
          <table:table-cell/>
          <table:table-cell office:value-type="string">
            <text:p>G cells Antrum of stomach</text:p>
          </table:table-cell>
        </table:table-row>
        <table:table-row table:style-name="ro3">
          <table:table-cell/>
          <table:table-cell office:value-type="string">
            <text:p><text:span text:style-name="T3">↑ </text:span><text:span text:style-name="T1">by stomach distention, amino acids, peptides, vagal stimulation</text:span></text:p>
            <text:p><text:span text:style-name="T3">↓ </text:span><text:span text:style-name="T1">by stomach pH &lt; 1.5</text:span></text:p>
          </table:table-cell>
        </table:table-row>
        <table:table-row table:style-name="ro2">
          <table:table-cell office:value-type="string">
            <text:p>CCK </text:p>
          </table:table-cell>
          <table:table-cell office:value-type="string">
            <text:p>I cells Duodenum Jejunum</text:p>
          </table:table-cell>
        </table:table-row>
        <table:table-row table:style-name="ro1">
          <table:table-cell/>
          <table:table-cell table:style-name="ce5" office:value-type="string">
            <text:p><text:span text:style-name="T3">↑ </text:span><text:span text:style-name="T1">pancreatic secretion </text:span><text:span text:style-name="T3">↑ </text:span><text:span text:style-name="T1">gallbladder</text:span></text:p>
          </table:table-cell>
        </table:table-row>
        <table:table-row table:style-name="ro1">
          <table:table-cell/>
          <table:table-cell table:style-name="ce5" office:value-type="string">
            <text:p><text:span text:style-name="T1">contraction </text:span><text:span text:style-name="T3">↓ </text:span><text:span text:style-name="T1">gastric emptying</text:span></text:p>
          </table:table-cell>
        </table:table-row>
        <table:table-row table:style-name="ro1">
          <table:table-cell/>
          <table:table-cell table:style-name="ce5" office:value-type="string">
            <text:p><text:span text:style-name="T1">In cholelithiasis, pain worsens after fatty food ingestion due to </text:span><text:span text:style-name="T3">↑ </text:span><text:span text:style-name="T1">CCK.</text:span></text:p>
          </table:table-cell>
        </table:table-row>
        <table:table-row table:style-name="ro4">
          <table:table-cell/>
          <table:table-cell table:style-name="Default" office:value-type="string">
            <text:p>regulated by <text:span text:style-name="T3">↑ </text:span><text:span text:style-name="T1">fattyacids, amino acids</text:span></text:p>
          </table:table-cell>
        </table:table-row>
        <table:table-row table:style-name="ro2">
          <table:table-cell table:style-name="ce1" office:value-type="string">
            <text:p>Secretin</text:p>
          </table:table-cell>
          <table:table-cell office:value-type="string">
            <text:p>S cells Duodenum</text:p>
          </table:table-cell>
        </table:table-row>
        <table:table-row table:style-name="ro1">
          <table:table-cell/>
          <table:table-cell table:style-name="ce6" office:value-type="string">
            <text:p><text:span text:style-name="T3">↑ </text:span><text:span text:style-name="T1">pancreatic HCO</text:span><text:span text:style-name="T2">3– </text:span><text:span text:style-name="T1">secretion</text:span></text:p>
          </table:table-cell>
        </table:table-row>
        <table:table-row table:style-name="ro1">
          <table:table-cell/>
          <table:table-cell table:style-name="ce5" office:value-type="string">
            <text:p><text:span text:style-name="T3">↓ </text:span><text:span text:style-name="T1">gastric acid secretion </text:span><text:span text:style-name="T3">↑ </text:span><text:span text:style-name="T1">bile secretion</text:span></text:p>
          </table:table-cell>
        </table:table-row>
        <table:table-row table:style-name="ro1">
          <table:table-cell/>
          <table:table-cell table:style-name="ce10" office:value-type="string">
            <text:p><text:span text:style-name="T3">regualted by ↑ </text:span><text:span text:style-name="T1">by acid, fatty acids in lumen of duodenum pancreatic enzymes to function.</text:span></text:p>
          </table:table-cell>
        </table:table-row>
        <table:table-row table:style-name="ro2">
          <table:table-cell table:style-name="ce1" office:value-type="string">
            <text:p>Somatostatin</text:p>
          </table:table-cell>
          <table:table-cell office:value-type="string">
            <text:p>D cells Pancreatic</text:p>
          </table:table-cell>
        </table:table-row>
        <table:table-row table:style-name="ro2">
          <table:table-cell/>
          <table:table-cell office:value-type="string">
            <text:p>islets GI mucosa</text:p>
          </table:table-cell>
        </table:table-row>
        <table:table-row table:style-name="ro1">
          <table:table-cell/>
          <table:table-cell table:style-name="ce5" office:value-type="string">
            <text:p><text:span text:style-name="T3">↓ </text:span><text:span text:style-name="T1">gastricacidand pepsinogen secretion</text:span></text:p>
          </table:table-cell>
        </table:table-row>
        <table:table-row table:style-name="ro1">
          <table:table-cell/>
          <table:table-cell table:style-name="ce5" office:value-type="string">
            <text:p><text:span text:style-name="T3">↓ </text:span><text:span text:style-name="T1">pancreaticandsmall intestine fluid secretion </text:span><text:span text:style-name="T3">↓ </text:span><text:span text:style-name="T1">gallbladdercontraction</text:span></text:p>
          </table:table-cell>
        </table:table-row>
        <table:table-row table:style-name="ro1">
          <table:table-cell/>
          <table:table-cell table:style-name="ce5" office:value-type="string">
            <text:p><text:span text:style-name="T3">↓ </text:span><text:span text:style-name="T1">insulinandglucagon release</text:span></text:p>
          </table:table-cell>
        </table:table-row>
        <table:table-row table:style-name="ro2">
          <table:table-cell/>
          <table:table-cell office:value-type="string">
            <text:p>Inhibitory hormone. Antigrowth hormone</text:p>
          </table:table-cell>
        </table:table-row>
        <table:table-row table:style-name="ro2">
          <table:table-cell/>
          <table:table-cell office:value-type="string">
            <text:p>effects (digestion and absorption of substances needed for growth).</text:p>
          </table:table-cell>
        </table:table-row>
        <table:table-row table:style-name="ro2">
          <table:table-cell/>
          <table:table-cell office:value-type="string">
            <text:p>Used to treat VIPoma and carcinoid tumors.</text:p>
          </table:table-cell>
        </table:table-row>
        <table:table-row table:style-name="ro2">
          <table:table-cell table:style-name="ce1" office:value-type="string">
            <text:p>Gastric inhibitory peptide (GIP)</text:p>
          </table:table-cell>
          <table:table-cell table:style-name="ce4" office:value-type="string">
            <text:p>K cells Duodenum Jejunum</text:p>
          </table:table-cell>
        </table:table-row>
        <table:table-row table:style-name="ro1">
          <table:table-cell/>
          <table:table-cell table:style-name="ce6" office:value-type="string">
            <text:p><text:span text:style-name="T1">Exocrine: </text:span><text:span text:style-name="T3">↓ </text:span><text:span text:style-name="T1">gastric H</text:span><text:span text:style-name="T2">+ </text:span><text:span text:style-name="T1">secretion Endocrine: </text:span><text:span text:style-name="T3">↑ </text:span><text:span text:style-name="T1">insulin release</text:span></text:p>
          </table:table-cell>
        </table:table-row>
        <table:table-row table:style-name="ro2">
          <table:table-cell/>
          <table:table-cell office:value-type="string">
            <text:p>An oral glucose load is used more rapidly than the equivalent given by IV.</text:p>
          </table:table-cell>
        </table:table-row>
        <table:table-row table:style-name="ro2">
          <table:table-cell table:style-name="ce1" office:value-type="string">
            <text:p>Vasoactive intestinal polypeptide (VIP)</text:p>
          </table:table-cell>
          <table:table-cell table:style-name="ce4" office:value-type="string">
            <text:p>Parasympathetic ganglia in sphincters, gallbladder, small intestine</text:p>
          </table:table-cell>
        </table:table-row>
        <table:table-row table:style-name="ro1">
          <table:table-cell/>
          <table:table-cell table:style-name="ce5" office:value-type="string">
            <text:p><text:span text:style-name="T3">↑ </text:span><text:span text:style-name="T1">intestinal water and electrolyte secretion</text:span></text:p>
          </table:table-cell>
        </table:table-row>
        <table:table-row table:style-name="ro1">
          <table:table-cell/>
          <table:table-cell table:style-name="ce5" office:value-type="string">
            <text:p><text:span text:style-name="T3">↑ </text:span><text:span text:style-name="T1">relaxation of intestinal smooth muscle and sphincters</text:span></text:p>
          </table:table-cell>
        </table:table-row>
        <table:table-row table:style-name="ro1">
          <table:table-cell table:style-name="ce1" office:value-type="string">
            <text:p>VIPoma</text:p>
          </table:table-cell>
          <table:table-cell table:style-name="ce5" office:value-type="string">
            <text:p><text:span text:style-name="T1">non-</text:span><text:span text:style-name="T3">α</text:span><text:span text:style-name="T1">, non-</text:span><text:span text:style-name="T3">β </text:span><text:span text:style-name="T1">islet cell pancreatic tumor that secretes VIP. Copious diarrhea.</text:span></text:p>
          </table:table-cell>
        </table:table-row>
        <table:table-row table:style-name="ro2">
          <table:table-cell table:style-name="ce1" office:value-type="string">
            <text:p>Motilin</text:p>
          </table:table-cell>
          <table:table-cell office:value-type="string">
            <text:p>Small intestine, <text:span text:style-name="T1">roduces migrating motor complexes (MMCs), increase in fastin state </text:span></text:p>
          </table:table-cell>
        </table:table-row>
        <table:table-row table:style-name="ro1">
          <table:table-cell office:value-type="string">
            <text:p>ghrelin </text:p>
          </table:table-cell>
          <table:table-cell table:style-name="Default" office:value-type="string">
            <text:p>P/D1 cell in stomach, increase growth hormone, ACTh, cortisol, and prolactin secretion. </text:p>
          </table:table-cell>
        </table:table-row>
        <table:table-row table:style-name="ro2">
          <table:table-cell/>
          <table:table-cell table:style-name="Default" office:value-type="string">
            <text:p>regulated by increase before meal but decrease after meal</text:p>
          </table:table-cell>
        </table:table-row>
        <table:table-row table:style-name="ro1">
          <table:table-cell/>
          <table:table-cell table:style-name="Default" office:value-type="string">
            <text:p>regualtes hunger and meal initiation. Lost following gastric bypass surgery.</text:p>
          </table:table-cell>
        </table:table-row>
        <table:table-row table:style-name="ro1">
          <table:table-cell/>
          <table:table-cell table:style-name="Default" office:value-type="string">
            <text:p>associated with hyperphagia in prader- willi </text:p>
          </table:table-cell>
        </table:table-row>
        <table:table-row table:style-name="ro2">
          <table:table-cell table:style-name="ce1" office:value-type="string">
            <text:p>Gastric acid</text:p>
          </table:table-cell>
          <table:table-cell office:value-type="string">
            <text:p>Parietal cells Stomach</text:p>
          </table:table-cell>
        </table:table-row>
        <table:table-row table:style-name="ro1">
          <table:table-cell/>
          <table:table-cell table:style-name="ce5" office:value-type="string">
            <text:p><text:span text:style-name="T3">Regulated ↑ </text:span><text:span text:style-name="T1">by histamine, ACh, gastrin</text:span></text:p>
          </table:table-cell>
        </table:table-row>
        <table:table-row table:style-name="ro1">
          <table:table-cell/>
          <table:table-cell table:style-name="ce5" office:value-type="string">
            <text:p><text:span text:style-name="T3">↓ </text:span><text:span text:style-name="T1">by somatostatin, GIP, prostaglandin, secretin</text:span></text:p>
          </table:table-cell>
        </table:table-row>
        <table:table-row table:style-name="ro1">
          <table:table-cell table:style-name="ce1" office:value-type="string">
            <text:p>Pepsin</text:p>
          </table:table-cell>
          <table:table-cell table:style-name="ce10" office:value-type="string">
            <text:p><text:span text:style-name="T3">↑ </text:span><text:span text:style-name="T1">by vagal stimulation, local acid</text:span></text:p>
          </table:table-cell>
        </table:table-row>
        <table:table-row table:style-name="ro1">
          <table:table-cell/>
          <table:table-cell table:style-name="ce6" office:value-type="string">
            <text:p><text:span text:style-name="T1">Inactive pepsinogen </text:span><text:span text:style-name="T3">→ </text:span><text:span text:style-name="T1">pepsin by H</text:span><text:span text:style-name="T2">+</text:span><text:span text:style-name="T1">.</text:span></text:p>
          </table:table-cell>
        </table:table-row>
        <table:table-row table:style-name="ro2">
          <table:table-cell/>
          <table:table-cell office:value-type="string">
            <text:p>Chief cells Stomach</text:p>
          </table:table-cell>
        </table:table-row>
        <table:table-row table:style-name="ro2">
          <table:table-cell table:style-name="ce2" office:value-type="string">
            <text:p><text:span text:style-name="T1">HCO</text:span><text:span text:style-name="T2">3–</text:span></text:p>
          </table:table-cell>
          <table:table-cell office:value-type="string">
            <text:p>Mucosal cells Stomach Duodenum, </text:p>
          </table:table-cell>
        </table:table-row>
        <table:table-row table:style-name="ro1">
          <table:table-cell/>
          <table:table-cell table:style-name="ce10" office:value-type="string">
            <text:p><text:span text:style-name="T3">↑ </text:span><text:span text:style-name="T1">by secretin</text:span></text:p>
          </table:table-cell>
        </table:table-row>
        <table:table-row table:style-name="ro2">
          <table:table-cell/>
          <table:table-cell table:style-name="ce6" office:value-type="string">
            <text:p><text:span text:style-name="T1">HCO</text:span><text:span text:style-name="T2">3</text:span><text:span text:style-name="T7">− </text:span><text:span text:style-name="T1">is trapped in mucus that covers the gastric epithelium.</text:span></text:p>
          </table:table-cell>
        </table:table-row>
        <table:table-row table:style-name="ro1">
          <table:table-cell office:value-type="string">
            <text:p>gastrin </text:p>
          </table:table-cell>
          <table:table-cell table:style-name="Default" office:value-type="string">
            <text:p>increase acid secretion mainly through ECL cells ( leading to histamine releae) </text:p>
          </table:table-cell>
        </table:table-row>
        <table:table-row table:style-name="ro1">
          <table:table-cell/>
          <table:table-cell table:style-name="Default" office:value-type="string">
            <text:p>Atropine blocks vagal simulation of parietal cels. Vagal stimulation of G cells is unaffcted, as different transmit ( GRP) is used not Ach. </text:p>
          </table:table-cell>
        </table:table-row>
        <table:table-row table:style-name="ro2">
          <table:table-cell office:value-type="string">
            <text:p>salivary secretion </text:p>
          </table:table-cell>
          <table:table-cell office:value-type="string">
            <text:p>Parotid (most serous), submandibular, submaxillary, and sublingual (most mucinous) glands.</text:p>
          </table:table-cell>
        </table:table-row>
        <table:table-row table:style-name="ro2">
          <table:table-cell/>
          <table:table-cell office:value-type="string">
            <text:p>Serous on the Sides (parotids); Mucinous in the Middle (sublingual).</text:p>
          </table:table-cell>
        </table:table-row>
        <table:table-row table:style-name="ro1">
          <table:table-cell/>
          <table:table-cell table:style-name="ce5" office:value-type="string">
            <text:p><text:span text:style-name="T1">Salivary secretion is stimulated by both sympathetic (T1–T3 superior cervical ganglion) and parasympathetic (facial, glossopharyngeal nerve) activity. Low flow rate </text:span><text:span text:style-name="T3">→ </text:span><text:span text:style-name="T1">hypotonic ( more time to reabsorb Na and Cl). High flow rate </text:span><text:span text:style-name="T3">→ </text:span><text:span text:style-name="T1">closer to isotonic ( less time to reabsorb Na and Cl).</text:span></text:p>
          </table:table-cell>
        </table:table-row>
        <table:table-row table:style-name="ro2">
          <table:table-cell/>
          <table:table-cell office:value-type="string">
            <text:p>CN VII runs through parotid gland. Can be damaged during surgery.</text:p>
          </table:table-cell>
        </table:table-row>
        <table:table-row table:style-name="ro2">
          <table:table-cell table:style-name="ce3" office:value-type="string">
            <text:p>Brunner’s glands</text:p>
          </table:table-cell>
          <table:table-cell office:value-type="string">
            <text:p>Secrete alkaline mucus to neutralize acid contents entering the duodenum from the stomach. Located in duodenal submucosa (the only GI submucosal glands). Hypertrophy of Brunner’s glands is seen in peptic ulcer disease.</text:p>
          </table:table-cell>
        </table:table-row>
        <table:table-row table:style-name="ro1">
          <table:table-cell table:style-name="ce3" office:value-type="string">
            <text:p>Pancreatic enzymes</text:p>
          </table:table-cell>
          <table:table-cell table:style-name="ce5" office:value-type="string">
            <text:p><text:span text:style-name="T3">α</text:span><text:span text:style-name="T1">-amylase––starch digestion, secreted in active form. Lipase, phospholipase A, colipase––fat digestion. Proteases (trypsin, chymotrypsin, elastase, carboxypeptidases)––protein digestion,</text:span></text:p>
          </table:table-cell>
        </table:table-row>
        <table:table-row table:style-name="ro2">
          <table:table-cell/>
          <table:table-cell office:value-type="string">
            <text:p>secreted as proenzymes also known as “zymogens.” Trypsinogen is converted to active enzyme trypsin by enterokinase/enteropeptidase, an</text:p>
          </table:table-cell>
        </table:table-row>
        <table:table-row table:style-name="ro2">
          <table:table-cell table:style-name="ce1"/>
          <table:table-cell office:value-type="string">
            <text:p>enzyme secreted from duodenal mucosa. Trypsin activates other proenzymes and more trypsinogen (positive feedback loop).</text:p>
          </table:table-cell>
        </table:table-row>
        <table:table-row table:style-name="ro1">
          <table:table-cell table:style-name="ce1" office:value-type="string">
            <text:p>Salivary amylase</text:p>
          </table:table-cell>
          <table:table-cell table:style-name="ce5" office:value-type="string">
            <text:p><text:span text:style-name="T1">Starts digestion, hydrolyzes </text:span><text:span text:style-name="T3">α</text:span><text:span text:style-name="T1">-1,4 linkages to yield disaccharides (maltose, maltotriose, and </text:span><text:span text:style-name="T3">α</text:span><text:span text:style-name="T1">-limit dextrans).</text:span></text:p>
          </table:table-cell>
        </table:table-row>
        <table:table-row table:style-name="ro2">
          <table:table-cell table:style-name="ce1" office:value-type="string">
            <text:p>Pancreatic amylase</text:p>
          </table:table-cell>
          <table:table-cell office:value-type="string">
            <text:p>Highest concentration in duodenal lumen, hydrolyzes starch to oligosaccharides and disaccharides.</text:p>
          </table:table-cell>
        </table:table-row>
        <table:table-row table:style-name="ro2">
          <table:table-cell table:style-name="ce1" office:value-type="string">
            <text:p>Oligosaccharide hydrolases</text:p>
          </table:table-cell>
          <table:table-cell table:style-name="ce4" office:value-type="string">
            <text:p>At brush border of intestine, the rate-limiting step in carbohydrate digestion, produce monosaccharides from oligo- and disaccharides.</text:p>
          </table:table-cell>
        </table:table-row>
        <table:table-row table:style-name="ro2">
          <table:table-cell table:style-name="ce3" office:value-type="string">
            <text:p>Carbohydrate absorption</text:p>
          </table:table-cell>
          <table:table-cell table:style-name="ce2" office:value-type="string">
            <text:p><text:span text:style-name="T1">Only monosaccharides (glucose, galactose, fructose) are absorbed by enterocytes. Glucose and galactose are taken up by SGLT1 (Na</text:span><text:span text:style-name="T2">+ </text:span><text:span text:style-name="T1">dependent). Fructose is taken up by facilitated diffusion by GLUT-5. All are transported to blood by GLUT-2.</text:span></text:p>
          </table:table-cell>
        </table:table-row>
        <table:table-row table:style-name="ro2">
          <table:table-cell office:value-type="string">
            <text:p>iron </text:p>
          </table:table-cell>
          <table:table-cell table:style-name="Default" office:value-type="string">
            <text:p>absorbed as Fe in duodenum </text:p>
          </table:table-cell>
        </table:table-row>
        <table:table-row table:style-name="ro2">
          <table:table-cell office:value-type="string">
            <text:p>folate </text:p>
          </table:table-cell>
          <table:table-cell table:style-name="Default" office:value-type="string">
            <text:p>in jejunum </text:p>
          </table:table-cell>
        </table:table-row>
        <table:table-row table:style-name="ro2">
          <table:table-cell office:value-type="string">
            <text:p>B12 </text:p>
          </table:table-cell>
          <table:table-cell table:style-name="Default" office:value-type="string">
            <text:p>in ileum along with bile acid </text:p>
          </table:table-cell>
        </table:table-row>
        <table:table-row table:style-name="ro2">
          <table:table-cell table:style-name="ce3" office:value-type="string">
            <text:p>Peyer’s patches</text:p>
          </table:table-cell>
          <table:table-cell office:value-type="string">
            <text:p>Unencapsulated lymphoid tissue found in lamina propria and submucosa of small intestine. Contain specialized M cells that take up antigen.</text:p>
          </table:table-cell>
        </table:table-row>
        <table:table-row table:style-name="ro2">
          <table:table-cell/>
          <table:table-cell office:value-type="string">
            <text:p>Stimulated B cells leave Peyer’s patch and travel through lymph and blood to lamina propria of intestine, and differentiate into IgA-secreting plasma cells in mesenteric lymph nodes. IgA receives protective secretory component and is then transported across epithelium to gut to deal</text:p>
          </table:table-cell>
        </table:table-row>
        <table:table-row table:style-name="ro2">
          <table:table-cell/>
          <table:table-cell office:value-type="string">
            <text:p>with intraluminal antigen.</text:p>
          </table:table-cell>
        </table:table-row>
        <table:table-row table:style-name="ro2">
          <table:table-cell office:value-type="string">
            <text:p>Bile </text:p>
          </table:table-cell>
          <table:table-cell office:value-type="string">
            <text:p>Composed of bile salts (bile acids conjugated to glycine or taurine, making them water soluble), phospholipids, cholesterol, bilirubin, water, and ions. The only significant mechanism for cholesterol excretion.</text:p>
          </table:table-cell>
        </table:table-row>
        <table:table-row table:style-name="ro1">
          <table:table-cell office:value-type="string">
            <text:p>stercobilin </text:p>
          </table:table-cell>
          <table:table-cell table:style-name="Default" office:value-type="string">
            <text:p>color of stool </text:p>
          </table:table-cell>
        </table:table-row>
        <table:table-row table:style-name="ro1">
          <table:table-cell office:value-type="string">
            <text:p>urobilin </text:p>
          </table:table-cell>
          <table:table-cell table:style-name="Default" office:value-type="string">
            <text:p>color of urine </text:p>
          </table:table-cell>
        </table:table-row>
        <table:table-row table:style-name="ro2">
          <table:table-cell office:value-type="string">
            <text:p>pleomorphic adenoma </text:p>
          </table:table-cell>
          <table:table-cell table:style-name="Default" office:value-type="string">
            <text:p>most common, painless, movable mass, benign with high rate of recurrence </text:p>
          </table:table-cell>
        </table:table-row>
        <table:table-row table:style-name="ro1">
          <table:table-cell office:value-type="string">
            <text:p>warthin's tumor </text:p>
          </table:table-cell>
          <table:table-cell table:style-name="Default" office:value-type="string">
            <text:p>benign, heterotopic salivary gland tissue trapped in a lymph node, surrounded by lymphatic tissue</text:p>
          </table:table-cell>
        </table:table-row>
        <table:table-row table:style-name="ro1">
          <table:table-cell office:value-type="string">
            <text:p>mucoepidermoid carcinoma </text:p>
          </table:table-cell>
          <table:table-cell table:style-name="Default" office:value-type="string">
            <text:p>mmost common malignant tumor</text:p>
          </table:table-cell>
        </table:table-row>
        <table:table-row table:style-name="ro2">
          <table:table-cell table:style-name="ce3" office:value-type="string">
            <text:p>Achalasia</text:p>
          </table:table-cell>
          <table:table-cell office:value-type="string">
            <text:p>Failure of relaxation of lower esophageal sphincter (LES) due to loss of myenteric (Auerbach’s) plexus. High LES opening pressure</text:p>
          </table:table-cell>
        </table:table-row>
        <table:table-row table:style-name="ro1">
          <table:table-cell/>
          <table:table-cell table:style-name="ce5" office:value-type="string">
            <text:p><text:span text:style-name="T1">Barium swallow shows dilated esophagus with an area of distal stenosis. Associated with an </text:span><text:span text:style-name="T3">↑ </text:span><text:span text:style-name="T1">risk of esophageal carcinoma.</text:span></text:p>
          </table:table-cell>
        </table:table-row>
        <table:table-row table:style-name="ro1">
          <table:table-cell/>
          <table:table-cell table:style-name="ce5" office:value-type="string">
            <text:p><text:span text:style-name="T1">A-chalasia </text:span><text:span text:style-name="T3">= </text:span><text:span text:style-name="T1">absence of relaxation.</text:span></text:p>
          </table:table-cell>
        </table:table-row>
        <table:table-row table:style-name="ro2">
          <table:table-cell/>
          <table:table-cell office:value-type="string">
            <text:p>“Bird’s beak” on barium swallow. 2° achalasia may arise from</text:p>
          </table:table-cell>
        </table:table-row>
        <table:table-row table:style-name="ro2">
          <table:table-cell/>
          <table:table-cell office:value-type="string">
            <text:p>Chagas’ disease.</text:p>
          </table:table-cell>
        </table:table-row>
        <table:table-row table:style-name="ro2">
          <table:table-cell table:style-name="ce1" office:value-type="string">
            <text:p>scleroderma (CREST</text:p>
          </table:table-cell>
          <table:table-cell office:value-type="string">
            <text:p>associated with esophageal dysmotility involving low pressure proximal to LES.</text:p>
          </table:table-cell>
        </table:table-row>
        <table:table-row table:style-name="ro2">
          <table:table-cell table:style-name="ce1" office:value-type="string">
            <text:p>Boerhaave syndrome</text:p>
          </table:table-cell>
          <table:table-cell table:style-name="ce4" office:value-type="string">
            <text:p>Transmural esophageal rupture due to violent retching.</text:p>
          </table:table-cell>
        </table:table-row>
        <table:table-row table:style-name="ro2">
          <table:table-cell table:style-name="ce1" office:value-type="string">
            <text:p>Esophageal strictures</text:p>
          </table:table-cell>
          <table:table-cell office:value-type="string">
            <text:p>Associated with lye ingestion and acid reflux </text:p>
          </table:table-cell>
        </table:table-row>
        <table:table-row table:style-name="ro2">
          <table:table-cell table:style-name="ce1" office:value-type="string">
            <text:p>Esophagitis</text:p>
          </table:table-cell>
          <table:table-cell office:value-type="string">
            <text:p>Associated with reflux, infection (HSV-1, CMV, Candida), or chemical ingestion.</text:p>
          </table:table-cell>
        </table:table-row>
        <table:table-row table:style-name="ro2">
          <table:table-cell table:style-name="ce3" office:value-type="string">
            <text:p>Barrett’s esophagus</text:p>
          </table:table-cell>
          <table:table-cell office:value-type="string">
            <text:p>Glandular metaplasia––replacement of nonkeratinized (stratified) squamous epithelium with intestinal (columnar) epithelium in the distal esophagus. Due to chronic acid reflux (GERD).</text:p>
          </table:table-cell>
        </table:table-row>
        <table:table-row table:style-name="ro2">
          <table:table-cell table:style-name="ce3" office:value-type="string">
            <text:p>Esophageal cancer</text:p>
          </table:table-cell>
          <table:table-cell office:value-type="string">
            <text:p>Risk factors for esophageal cancer are: Alcohol/Achalasia Barrett’s esophagus Cigarettes</text:p>
          </table:table-cell>
        </table:table-row>
        <table:table-row table:style-name="ro2">
          <table:table-cell/>
          <table:table-cell office:value-type="string">
            <text:p>Diverticuli (e.g., Zenker’s diverticulum) Esophageal web (e.g., Plummer-Vinson)/</text:p>
          </table:table-cell>
        </table:table-row>
        <table:table-row table:style-name="ro2">
          <table:table-cell/>
          <table:table-cell office:value-type="string">
            <text:p>Esophagitis Familial</text:p>
          </table:table-cell>
        </table:table-row>
        <table:table-row table:style-name="ro1">
          <table:table-cell table:style-name="ce1" office:value-type="string">
            <text:p>Disaccharidase deficiency</text:p>
          </table:table-cell>
          <table:table-cell table:style-name="ce10" office:value-type="string">
            <text:p><text:span text:style-name="T1">Most common is lactase deficiency </text:span><text:span text:style-name="T3">→ </text:span><text:span text:style-name="T1">milk intolerance. Normal-appearing villi. Osmotic diarrhea.</text:span></text:p>
          </table:table-cell>
        </table:table-row>
        <table:table-row table:style-name="ro1">
          <table:table-cell/>
          <table:table-cell table:style-name="Default" office:value-type="string">
            <text:p>lactase located at tips of intestinal villi, self- limited lactase deficiency can occur followling injury ( viral diarrhea) </text:p>
          </table:table-cell>
        </table:table-row>
        <table:table-row table:style-name="ro2">
          <table:table-cell table:style-name="ce1" office:value-type="string">
            <text:p>Whipple’s disease</text:p>
          </table:table-cell>
          <table:table-cell office:value-type="string">
            <text:p>Infection with Tropheryma whippelii (gram positive); PAS-positive macrophages in intestinal lamina propria, mesenteric nodes. Arthralgias, cardiac and neurologic symptoms are common. Most often occurs in older men.</text:p>
          </table:table-cell>
        </table:table-row>
        <table:table-row table:style-name="ro2">
          <table:table-cell table:style-name="ce1" office:value-type="string">
            <text:p>Tropical sprue</text:p>
          </table:table-cell>
          <table:table-cell office:value-type="string">
            <text:p>Probably infectious; responds to antibiotics. Similar to celiac sprue, but can affect entire small bowel.</text:p>
          </table:table-cell>
        </table:table-row>
        <table:table-row table:style-name="ro1">
          <table:table-cell office:value-type="string">
            <text:p>celiac sprue </text:p>
          </table:table-cell>
          <table:table-cell office:value-type="string">
            <text:p>Autoantibodies to gluten (gliadin) in wheat and other grains. Proximal small bowel primarily. <text:span text:style-name="T3">↓ </text:span><text:span text:style-name="T1">mucosal absorption that primarily affects jejunum. Serum levels of tissue transglutaminase are used for screening. Associated with dermatitis herpetiformis. Moderately </text:span><text:span text:style-name="T3">↑ </text:span><text:span text:style-name="T1">risk of malignancy (most often T-cell lymphoma).</text:span></text:p>
          </table:table-cell>
        </table:table-row>
        <table:table-row table:style-name="ro1">
          <table:table-cell office:value-type="string">
            <text:p>abeta- lipoproteinemia </text:p>
          </table:table-cell>
          <table:table-cell table:style-name="ce11" office:value-type="string">
            <text:p><text:span text:style-name="T8">decrease syn of apo B. <text:s/>inability to generate chylomicrons. Decrease secretion of cholesterol, VLDL into bloodstream. Fat accumulation in enterocytes. Presents in early childhood with malabsorption and neurologic manifestations. </text:span></text:p>
          </table:table-cell>
        </table:table-row>
        <table:table-row table:style-name="ro1">
          <table:table-cell table:style-name="ce1" office:value-type="string">
            <text:p>Acute gastritis (erosive)</text:p>
          </table:table-cell>
          <table:table-cell table:style-name="ce5" office:value-type="string">
            <text:p><text:span text:style-name="T1">Disruption of mucosal barrier </text:span><text:span text:style-name="T3">→ </text:span><text:span text:style-name="T1">inflammation. Can be caused by stress, NSAIDs ( decrease PGE2, then decrease gastric mucosa production), alcohol, uricemia, burns (Curling’s ulcer= decrease plasma volume, then sloughing of gastric mucosa ), and brain injury (Cushing’s ulcer= increase vagal stimulation, then increase Ach, then increase H+ production).</text:span></text:p>
          </table:table-cell>
        </table:table-row>
        <table:table-row table:style-name="ro2">
          <table:table-cell table:style-name="ce1" office:value-type="string">
            <text:p>Type A (fundus/body) chronic gastritis</text:p>
          </table:table-cell>
          <table:table-cell table:style-name="ce4" office:value-type="string">
            <text:p>Autoimmune disorder characterized by Autoantibodies to parietal cells, pernicious Anemia, and Achlorhydria. <text:span text:style-name="T1">AB pairing––pernicious Anemia affects gastric Body.</text:span></text:p>
          </table:table-cell>
        </table:table-row>
        <table:table-row table:style-name="ro1">
          <table:table-cell table:style-name="ce1" office:value-type="string">
            <text:p>Type B ( antrum ) chronic gastritis </text:p>
          </table:table-cell>
          <table:table-cell table:style-name="ce10" office:value-type="string">
            <text:p><text:span text:style-name="T1">Caused by H. pylori infection. </text:span><text:span text:style-name="T3">↑ </text:span><text:span text:style-name="T1">risk of MALT lymphoma.H. pylori Bacterium affects Antrum.</text:span></text:p>
          </table:table-cell>
        </table:table-row>
        <table:table-row table:style-name="ro1">
          <table:table-cell table:style-name="ce3" office:value-type="string">
            <text:p>Ménétrier’s disease</text:p>
          </table:table-cell>
          <table:table-cell table:style-name="ce5" office:value-type="string">
            <text:p><text:span text:style-name="T1">Gastric hypertrophy with protein loss, parietal cell atrophy, and </text:span><text:span text:style-name="T3">↑ </text:span><text:span text:style-name="T1">mucous cells. Precancerous. Rugae of stomach are so hypertrophied that they look like brain gyri.</text:span></text:p>
          </table:table-cell>
        </table:table-row>
        <table:table-row table:style-name="ro2">
          <table:table-cell office:value-type="string">
            <text:p>stomach cancer </text:p>
          </table:table-cell>
          <table:table-cell office:value-type="string">
            <text:p>Almost always adenocarcinoma. Early aggressive local spread and node/liver mets. Associated with dietary nitrosamines (smoked foods), achlorhydria, chronic gastritis, type A blood. Termed linitis plastica when diffusely infiltrative (thickened, rigid appearance, “leather bottle”), signet ring cells, acanthosis nigricans.</text:p>
          </table:table-cell>
        </table:table-row>
        <table:table-row table:style-name="ro1">
          <table:table-cell office:value-type="string">
            <text:p>sister mary joseph's nodule</text:p>
          </table:table-cell>
          <table:table-cell table:style-name="Default" office:value-type="string">
            <text:p>subcutaneous periumbilical matastasis </text:p>
          </table:table-cell>
        </table:table-row>
        <table:table-row table:style-name="ro1">
          <table:table-cell table:style-name="ce1" office:value-type="string">
            <text:p>Gastric ulcer</text:p>
          </table:table-cell>
          <table:table-cell table:style-name="ce5" office:value-type="string">
            <text:p><text:span text:style-name="T1">Pain can be greater with meals––weight loss. Often occurs in older patients. H. pylori infection in 70%; chronic NSAID use also implicated. Due to </text:span><text:span text:style-name="T3">↓ </text:span><text:span text:style-name="T1">mucosal protection against gastric acid.</text:span></text:p>
          </table:table-cell>
        </table:table-row>
        <table:table-row table:style-name="ro5">
          <table:table-cell table:style-name="ce1" office:value-type="string">
            <text:p>Duodenal ulcer</text:p>
          </table:table-cell>
          <table:table-cell table:style-name="ce10" office:value-type="string">
            <text:p><text:span text:style-name="T9">pain Decreases with meals––weight gain.</text:span></text:p>
            <text:p><text:span text:style-name="T1">Almost 100% have H. pylori infection. Due to </text:span><text:span text:style-name="T3">↑ </text:span><text:span text:style-name="T1">gastric acid secretion (e.g., Zollinger-Ellison syndrome) or </text:span><text:span text:style-name="T3">↓ </text:span><text:span text:style-name="T1">mucosal</text:span></text:p>
            <text:p><text:span text:style-name="T9">protection. Hypertrophy of Brunner’s glands. Tend to have clean, “punched-out” margins unlike the raised/irregular margins of carcinoma. Potential complications include bleeding, penetration into pancreas, perforation, and obstruction (not intrinsically precancerous)</text:span></text:p>
          </table:table-cell>
        </table:table-row>
        <table:table-row table:style-name="ro6">
          <table:table-cell office:value-type="string">
            <text:p>crohn's disease </text:p>
          </table:table-cell>
          <table:table-cell table:style-name="Default" office:value-type="string">
            <text:p>skip lesions, rectal sparing, cobblestone, transmural, noncaseating granulomas, migratory polyarthritis, erythema nodosum, string sign </text:p>
          </table:table-cell>
        </table:table-row>
        <table:table-row table:style-name="ro6">
          <table:table-cell office:value-type="string">
            <text:p>Ulcerative colitis </text:p>
          </table:table-cell>
          <table:table-cell table:style-name="Default" office:value-type="string">
            <text:p>autoimmune, mucosal and submucosal, lead pipe, colorectal carcinoma, pyoderma gangrenosum, 1 sclerosing cholangitis, toxic megacolon</text:p>
          </table:table-cell>
        </table:table-row>
        <table:table-row table:style-name="ro1">
          <table:table-cell table:style-name="ce3" office:value-type="string">
            <text:p>Appendicitis</text:p>
          </table:table-cell>
          <table:table-cell table:style-name="ce5" office:value-type="string">
            <text:p><text:span text:style-name="T1">Differential: diverticulitis (elderly), ectopic pregnancy (use </text:span><text:span text:style-name="T3">β</text:span><text:span text:style-name="T1">-hCG to rule out).</text:span></text:p>
          </table:table-cell>
        </table:table-row>
        <table:table-row table:style-name="ro7">
          <table:table-cell/>
          <table:table-cell table:style-name="ce4" office:value-type="string">
            <text:p><text:span text:style-name="T1">ocalized pain at McBurney’s point= 1/3 the distance from iliac crest to umbilicus</text:span></text:p>
          </table:table-cell>
        </table:table-row>
        <table:table-row table:style-name="ro1">
          <table:table-cell table:style-name="ce3" office:value-type="string">
            <text:p>Meckel’s diverticulum</text:p>
          </table:table-cell>
          <table:table-cell table:style-name="ce5" office:value-type="string">
            <text:p><text:span text:style-name="T1">Persistence of the vitelline duct or yolk stalk. May contain ectopic acid–secreting gastric mucosa and/or pancreatic tissue. Most common congenital anomaly of the GI tract. Can cause bleeding, intussusception, volvulus, or obstruction near the terminal ileum. Contrast with omphalomesenteric cyst </text:span><text:span text:style-name="T3">= </text:span><text:span text:style-name="T1">cystic dilatation of vitelline duct.</text:span></text:p>
          </table:table-cell>
        </table:table-row>
        <table:table-row table:style-name="ro2">
          <table:table-cell/>
          <table:table-cell office:value-type="string">
            <text:p>he five 2’s: 2 inches long. 2 feet from the ileocecal valve. 2% of population. Commonly presents in first 2</text:p>
          </table:table-cell>
        </table:table-row>
        <table:table-row table:style-name="ro2">
          <table:table-cell/>
          <table:table-cell office:value-type="string">
            <text:p>years of life. May have 2 types of</text:p>
          </table:table-cell>
        </table:table-row>
        <table:table-row table:style-name="ro2">
          <table:table-cell/>
          <table:table-cell office:value-type="string">
            <text:p>epithelia (gastric/ pancreatic).</text:p>
          </table:table-cell>
        </table:table-row>
        <table:table-row table:style-name="ro7">
          <table:table-cell office:value-type="string">
            <text:p>intussusception </text:p>
          </table:table-cell>
          <table:table-cell table:style-name="ce4" office:value-type="string">
            <text:p><text:span text:style-name="T1">“</text:span><text:span text:style-name="T1">telescoping” of 1 bowel segment into distal segment; can compromise blood supply. Often due to intraluminal mass. Usually in infants ( idiopathic, may be viral adenovirus). Adult = intraluminal mass or tumor. </text:span></text:p>
          </table:table-cell>
        </table:table-row>
        <table:table-row table:style-name="ro2">
          <table:table-cell office:value-type="string">
            <text:p>volvulus </text:p>
          </table:table-cell>
          <table:table-cell office:value-type="string">
            <text:p>twisting of portion of bowel around its mesentery; can lead to obstruction and infarction. May occur at sigmoid colon, where there is redundant mesentery. Usually in elderly.</text:p>
          </table:table-cell>
        </table:table-row>
        <table:table-row table:style-name="ro2">
          <table:table-cell table:style-name="ce3" office:value-type="string">
            <text:p>Hirschsprung’s disease</text:p>
          </table:table-cell>
          <table:table-cell office:value-type="string">
            <text:p>Congenital megacolon characterized by lack of ganglion cells/enteric nervous plexuses (Auerbach’s and Meissner’s plexuses) in segment on intestinal biopsy. Due to failure of neural crest cell migration.</text:p>
          </table:table-cell>
        </table:table-row>
        <table:table-row table:style-name="ro2">
          <table:table-cell/>
          <table:table-cell office:value-type="string">
            <text:p>Usually failure to pass meconium.</text:p>
          </table:table-cell>
        </table:table-row>
        <table:table-row table:style-name="ro1">
          <table:table-cell/>
          <table:table-cell table:style-name="ce5" office:value-type="string">
            <text:p><text:span text:style-name="T1">Risk </text:span><text:span text:style-name="T3">↑ </text:span><text:span text:style-name="T1">with Down syndrome.</text:span></text:p>
          </table:table-cell>
        </table:table-row>
        <table:table-row table:style-name="ro2">
          <table:table-cell table:style-name="ce1" office:value-type="string">
            <text:p>Duodenal atresia</text:p>
          </table:table-cell>
          <table:table-cell office:value-type="string">
            <text:p>Causes early bilious vomiting with proximal stomach distention (“double bubble”) due to failure of recanalization of small bowel. Associated with Down syndrome.</text:p>
          </table:table-cell>
        </table:table-row>
        <table:table-row table:style-name="ro2">
          <table:table-cell table:style-name="ce1" office:value-type="string">
            <text:p>Meconium ileus</text:p>
          </table:table-cell>
          <table:table-cell office:value-type="string">
            <text:p>In cystic fibrosis, meconium plug obstructs intestine, preventing stool passage.</text:p>
          </table:table-cell>
        </table:table-row>
        <table:table-row table:style-name="ro1">
          <table:table-cell table:style-name="ce1" office:value-type="string">
            <text:p>Necrotizing enterocolitis</text:p>
          </table:table-cell>
          <table:table-cell table:style-name="ce5" office:value-type="string">
            <text:p><text:span text:style-name="T1">Necrosis of intestinal mucosa and possible perforation. Colon is usually involved, but can involve entire GI tract. In neonates, more common in preemies (</text:span><text:span text:style-name="T3">↓ </text:span><text:span text:style-name="T1">immunity).</text:span></text:p>
          </table:table-cell>
        </table:table-row>
        <table:table-row table:style-name="ro2">
          <table:table-cell table:style-name="ce1" office:value-type="string">
            <text:p>Ischemic colitis</text:p>
          </table:table-cell>
          <table:table-cell office:value-type="string">
            <text:p>Reduction in intestinal blood causes ischemia. Typically affects elderly. Consequences include sepsis, bowel infarction, and death.</text:p>
          </table:table-cell>
        </table:table-row>
        <table:table-row table:style-name="ro2">
          <table:table-cell table:style-name="ce1" office:value-type="string">
            <text:p>Adhesion</text:p>
          </table:table-cell>
          <table:table-cell office:value-type="string">
            <text:p>Acute bowel obstruction, commonly from a recent surgery. Can have well-demarcated necrotic zones.</text:p>
          </table:table-cell>
        </table:table-row>
        <table:table-row table:style-name="ro6">
          <table:table-cell table:style-name="ce1" office:value-type="string">
            <text:p>Angiodysplasia</text:p>
          </table:table-cell>
          <table:table-cell table:style-name="ce5" office:value-type="string">
            <text:p><text:span text:style-name="T1">tortuous dilation of vessels </text:span><text:span text:style-name="T3">→ </text:span><text:span text:style-name="T1">bleeding. Most often found in cecum and ascending colon. More common in older patients. Confirmed by angiography.</text:span></text:p>
          </table:table-cell>
        </table:table-row>
        <table:table-row table:style-name="ro6">
          <table:table-cell office:value-type="string">
            <text:p>adenomatous polyps </text:p>
          </table:table-cell>
          <table:table-cell office:value-type="string">
            <text:p>90% are benign hyperplastic hamartomas, not neoplasms. Often rectosigmoid. Sawtooth</text:p>
          </table:table-cell>
        </table:table-row>
        <table:table-row table:style-name="ro2">
          <table:table-cell/>
          <table:table-cell office:value-type="string">
            <text:p>appearance. The more villous the polyp, the more likely it is to be malignant</text:p>
          </table:table-cell>
        </table:table-row>
        <table:table-row table:style-name="ro2">
          <table:table-cell/>
          <table:table-cell table:style-name="Default" office:value-type="string">
            <text:p>malignant= increase size, increase villous histology, increase epithelial dysplasia </text:p>
          </table:table-cell>
        </table:table-row>
        <table:table-row table:style-name="ro2">
          <table:table-cell office:value-type="string">
            <text:p>Juvenile </text:p>
          </table:table-cell>
          <table:table-cell table:style-name="Default" office:value-type="string">
            <text:p>&lt; 5 years old, rectum, if single= no malignant potential </text:p>
          </table:table-cell>
        </table:table-row>
        <table:table-row table:style-name="ro2">
          <table:table-cell office:value-type="string">
            <text:p>Juvenile polyposis syn</text:p>
          </table:table-cell>
          <table:table-cell table:style-name="Default" office:value-type="string">
            <text:p>multiple, increase risk of adenocarcinoma</text:p>
          </table:table-cell>
        </table:table-row>
        <table:table-row table:style-name="ro6">
          <table:table-cell office:value-type="string">
            <text:p>Peutz Jeghers </text:p>
          </table:table-cell>
          <table:table-cell table:style-name="Default" office:value-type="string">
            <text:p>single= no malignant, </text:p>
          </table:table-cell>
        </table:table-row>
        <table:table-row table:style-name="ro6">
          <table:table-cell office:value-type="string">
            <text:p>peutz Jeghers syn</text:p>
          </table:table-cell>
          <table:table-cell table:style-name="Default" office:value-type="string">
            <text:p>multiple, autosomal dominant, nonmalignant hamartomas, GI, hyperpigmentaed mouth, lips, genitalia, increase risk of colorectal cancer.</text:p>
          </table:table-cell>
        </table:table-row>
        <table:table-row table:style-name="ro2">
          <table:table-cell table:style-name="ce1" office:value-type="string">
            <text:p>Gardner’s syndrome</text:p>
          </table:table-cell>
          <table:table-cell table:style-name="ce4" office:value-type="string">
            <text:p>FAP with osseous and soft tissue tumors, retinal hyperplasia.</text:p>
          </table:table-cell>
        </table:table-row>
        <table:table-row table:style-name="ro2">
          <table:table-cell table:style-name="ce4" office:value-type="string">
            <text:p><text:span text:style-name="T1">Turcot’s syndrome––</text:span></text:p>
          </table:table-cell>
          <table:table-cell office:value-type="string">
            <text:p>FAP with possible brain involvement (glioblastoma).</text:p>
          </table:table-cell>
        </table:table-row>
        <table:table-row table:style-name="ro8">
          <table:table-cell table:style-name="ce1" office:value-type="string">
            <text:p>HNPCC or Lynch syndrome</text:p>
          </table:table-cell>
          <table:table-cell table:style-name="ce4" office:value-type="string">
            <text:p><text:span text:style-name="T9">Mutations of DNA mismatch repair genes. ~80% progress to CRC. Proximal colon</text:span></text:p>
            <text:p><text:span text:style-name="T9">always involved.</text:span></text:p>
          </table:table-cell>
        </table:table-row>
        <table:table-row table:style-name="ro7">
          <table:table-cell table:style-name="ce1" office:value-type="string">
            <text:p>Familial adenomatous polyposis (FAP)</text:p>
          </table:table-cell>
          <table:table-cell table:style-name="ce4" office:value-type="string">
            <text:p><text:span text:style-name="T1">Autosomal-dominant mutation of APC gene on chromosome 5q. Two-hit hypothesis. Thousands of polyps; pancolonic; always involving the rectum.</text:span></text:p>
          </table:table-cell>
        </table:table-row>
        <table:table-row table:style-name="ro6">
          <table:table-cell office:value-type="string">
            <text:p>distal colon</text:p>
          </table:table-cell>
          <table:table-cell table:style-name="Default" office:value-type="string">
            <text:p>obstruction, colicky pain, hematochezia </text:p>
          </table:table-cell>
        </table:table-row>
        <table:table-row table:style-name="ro2">
          <table:table-cell office:value-type="string">
            <text:p>proximal colon</text:p>
          </table:table-cell>
          <table:table-cell table:style-name="Default" office:value-type="string">
            <text:p>dull pain, iron deficiency anemia, fatigue. </text:p>
          </table:table-cell>
        </table:table-row>
        <table:table-row table:style-name="ro2">
          <table:table-cell office:value-type="string">
            <text:p>diagnosis </text:p>
          </table:table-cell>
          <table:table-cell table:style-name="Default" office:value-type="string">
            <text:p>apple core= x ray, CEA tumor maker.</text:p>
          </table:table-cell>
        </table:table-row>
        <table:table-row table:style-name="ro6">
          <table:table-cell office:value-type="string">
            <text:p>molecular pathogenesis of CRC</text:p>
          </table:table-cell>
          <table:table-cell table:style-name="Default" office:value-type="string">
            <text:p>1. microsatellite instability path = DNA mismatch repair gene mutation, sporadic and HNPCC syn. Mutations accumulate, but no defined morphologic correlates. <text:s/></text:p>
          </table:table-cell>
        </table:table-row>
        <table:table-row table:style-name="ro6">
          <table:table-cell/>
          <table:table-cell table:style-name="Default" office:value-type="string">
            <text:p>2. APC/B-catenin ( chromosomal instability) pathway. </text:p>
          </table:table-cell>
        </table:table-row>
        <table:table-row table:style-name="ro6">
          <table:table-cell office:value-type="string">
            <text:p>carcinoid tumor </text:p>
          </table:table-cell>
          <table:table-cell table:style-name="ce10" office:value-type="string">
            <text:p><text:span text:style-name="T1">Tumor of endocrine cells. Comprise 50% of small bowel tumors. Most common site is in small intestine. “Dense core bodies” seen on EM. Often produce 5-HT (depending on location </text:span><text:span text:style-name="T3">→ </text:span><text:span text:style-name="T1">carcinoid syndrome). Classic symptoms: wheezing, right-sided heart murmurs, diarrhea, flushing.</text:span></text:p>
          </table:table-cell>
        </table:table-row>
        <table:table-row table:style-name="ro9">
          <table:table-cell table:style-name="ce1" office:value-type="string">
            <text:p>Micronodular cirrhosis</text:p>
          </table:table-cell>
          <table:table-cell table:style-name="ce10" office:value-type="string">
            <text:p><text:span text:style-name="T1">nodules </text:span><text:span text:style-name="T3">&lt; </text:span><text:span text:style-name="T1">3 mm,</text:span></text:p>
            <text:p><text:span text:style-name="T9">uniform size. Due to metabolic insult (e.g., alcohol, hemochromatosis, Wilson’s disease).</text:span></text:p>
          </table:table-cell>
        </table:table-row>
        <table:table-row table:style-name="ro1">
          <table:table-cell table:style-name="ce1" office:value-type="string">
            <text:p>Macronodular–</text:p>
          </table:table-cell>
          <table:table-cell table:style-name="ce5" office:value-type="string">
            <text:p><text:span text:style-name="T1">nodules </text:span><text:span text:style-name="T3">&gt; </text:span><text:span text:style-name="T1">3 mm, varied size. Usually due to significant liver injury leading to hepatic necrosis (e.g., postinfectious or drug- induced hepatitis). </text:span><text:span text:style-name="T3">↑ </text:span><text:span text:style-name="T1">risk of hepatocellular carcinoma.</text:span></text:p>
          </table:table-cell>
        </table:table-row>
        <table:table-row table:style-name="ro7">
          <table:table-cell table:style-name="ce1" office:value-type="string">
            <text:p>Aminotransferases (AST and ALT)</text:p>
          </table:table-cell>
          <table:table-cell table:style-name="ce4" office:value-type="string">
            <text:p>Viral hepatitis ( ALT &gt; AST) Alcoholic hepatitis ( AST&gt; ALT), Myocardial infarction (AST)</text:p>
          </table:table-cell>
        </table:table-row>
        <table:table-row table:style-name="ro6">
          <table:table-cell table:style-name="ce5" office:value-type="string">
            <text:p><text:span text:style-name="T1">GGT (</text:span><text:span text:style-name="T3">γ</text:span><text:span text:style-name="T1">-glutamyl transpeptidase)</text:span></text:p>
          </table:table-cell>
          <table:table-cell table:style-name="ce4" office:value-type="string">
            <text:p>Various liver diseases, increase with heavy alcohol consumption</text:p>
          </table:table-cell>
        </table:table-row>
        <table:table-row table:style-name="ro2">
          <table:table-cell table:style-name="ce1" office:value-type="string">
            <text:p>Alkaline phosphatase</text:p>
          </table:table-cell>
          <table:table-cell office:value-type="string">
            <text:p>Obstructive liver disease</text:p>
          </table:table-cell>
        </table:table-row>
        <table:table-row table:style-name="ro2">
          <table:table-cell/>
          <table:table-cell office:value-type="string">
            <text:p>(hepatocellular carcinoma),</text:p>
          </table:table-cell>
        </table:table-row>
        <table:table-row table:style-name="ro2">
          <table:table-cell/>
          <table:table-cell office:value-type="string">
            <text:p>bone disease, bile duct disease</text:p>
          </table:table-cell>
        </table:table-row>
        <table:table-row table:style-name="ro2">
          <table:table-cell table:style-name="ce3" office:value-type="string">
            <text:p>Reye’s syndrome</text:p>
          </table:table-cell>
          <table:table-cell office:value-type="string">
            <text:p><text:s/>fatty liver (microvesicular fatty change), hypoglycemia, coma. Associated with viral infection (especially VZV and influenza B) that has been treated with salicylates.</text:p>
          </table:table-cell>
        </table:table-row>
        <table:table-row table:style-name="ro2">
          <table:table-cell/>
          <table:table-cell table:style-name="Default" office:value-type="string">
            <text:p>mechanism= aspirin metabolites decrease B-oxidation by reversible inhibition of mitochondrial enzyme. </text:p>
          </table:table-cell>
        </table:table-row>
        <table:table-row table:style-name="ro7">
          <table:table-cell table:style-name="ce1" office:value-type="string">
            <text:p>Alcoholic cirrhosis</text:p>
          </table:table-cell>
          <table:table-cell table:style-name="ce4" office:value-type="string">
            <text:p><text:span text:style-name="T1">Final and irreversible form. Micronodular, irregularly shrunken liver with “hobnail” appearance. Sclerosis around central vein (zone III). Has manifestations of chronic liver disease (e.g., jaundice, hypoalbuminemia).</text:span></text:p>
          </table:table-cell>
        </table:table-row>
        <table:table-row table:style-name="ro2">
          <table:table-cell/>
          <table:table-cell table:style-name="ce4" office:value-type="string">
            <text:p>You’re toASTed with alcoholic hepatitis: AST &gt; ALT (ratio usually &gt; 1.5).</text:p>
          </table:table-cell>
        </table:table-row>
        <table:table-row table:style-name="ro2">
          <table:table-cell table:style-name="ce3" office:value-type="string">
            <text:p>Budd-Chiari syndrome</text:p>
          </table:table-cell>
          <table:table-cell office:value-type="string">
            <text:p>Occlusion of IVC or hepatic veins with centrilobular congestion and necrosis, leading to congestive liver disease (hepatomegaly, ascites, abdominal pain, and eventual liver failure). May develop varices and have visible abdominal and back veins. Absence of JVD. Associated with polycythemia vera, pregnancy, and hepatocellular carcinoma.</text:p>
          </table:table-cell>
        </table:table-row>
        <table:table-row table:style-name="ro1">
          <table:table-cell table:style-name="ce6" office:value-type="string">
            <text:p><text:span text:style-name="T4">α</text:span><text:span text:style-name="T5">1</text:span><text:span text:style-name="T6">-antitrypsin deficiency</text:span></text:p>
          </table:table-cell>
          <table:table-cell table:style-name="ce5" office:value-type="string">
            <text:p><text:span text:style-name="T1">Misfolded gene product protein accumulates in hepatocellular ER. </text:span><text:span text:style-name="T3">↓ </text:span><text:span text:style-name="T1">elastic tissue in lungs </text:span><text:span text:style-name="T3">→ </text:span><text:span text:style-name="T1">emphysema. PAS-positive globules in liver. Autosomal recessive.</text:span></text:p>
          </table:table-cell>
        </table:table-row>
        <table:table-row table:style-name="ro6">
          <table:table-cell office:value-type="string">
            <text:p>physiologic neonatal jaundice </text:p>
          </table:table-cell>
          <table:table-cell table:style-name="Default" office:value-type="string">
            <text:p>At birth, immature UDP-glucuronyl transferase= unconjugated hyperbilirubinemia== jaundice/ kernicterus </text:p>
          </table:table-cell>
        </table:table-row>
        <table:table-row table:style-name="ro2">
          <table:table-cell/>
          <table:table-cell table:style-name="Default" office:value-type="string">
            <text:p>Treatment= phototherapy </text:p>
          </table:table-cell>
        </table:table-row>
        <table:table-row table:style-name="ro1">
          <table:table-cell table:style-name="ce1" office:value-type="string">
            <text:p>Gilbert’s syndrome</text:p>
          </table:table-cell>
          <table:table-cell table:style-name="ce5" office:value-type="string">
            <text:p><text:span text:style-name="T1">Mildly </text:span><text:span text:style-name="T3">↓ </text:span><text:span text:style-name="T1">UDP-glucuronyl transferase or </text:span><text:span text:style-name="T3">↓ </text:span><text:span text:style-name="T1">bilirubin uptake. Asymptomatic. Elevated unconjugated bilirubin without overt hemolysis. Associated with stress.</text:span></text:p>
          </table:table-cell>
        </table:table-row>
        <table:table-row table:style-name="ro10">
          <table:table-cell table:style-name="ce1" office:value-type="string">
            <text:p>Crigler-Najjar syndrome, type I</text:p>
          </table:table-cell>
          <table:table-cell table:style-name="ce10" office:value-type="string">
            <text:p><text:span text:style-name="T9">Absent UDP-glucuronyl transferase. Presents early in life; patients die within a few years.</text:span></text:p>
            <text:p><text:span text:style-name="T1">Findings: jaundice, kernicterus (bilirubin deposition in brain), </text:span><text:span text:style-name="T3">↑ </text:span><text:span text:style-name="T1">unconjugated bilirubin.</text:span></text:p>
            <text:p><text:span text:style-name="T9">Treatment: plasmapheresis and phototherapy.</text:span></text:p>
          </table:table-cell>
        </table:table-row>
        <table:table-row table:style-name="ro8">
          <table:table-cell table:style-name="ce1" office:value-type="string">
            <text:p>Dubin-Johnson syndrome</text:p>
          </table:table-cell>
          <table:table-cell table:style-name="ce4" office:value-type="string">
            <text:p><text:span text:style-name="T9">Conjugated hyperbilirubinemia due to defective</text:span></text:p>
            <text:p><text:span text:style-name="T9">liver excretion. Grossly black liver. Benign.</text:span></text:p>
          </table:table-cell>
        </table:table-row>
        <table:table-row table:style-name="ro2">
          <table:table-cell table:style-name="ce1" office:value-type="string">
            <text:p>Rotor’s syndrome </text:p>
          </table:table-cell>
          <table:table-cell office:value-type="string">
            <text:p>similar but even milder and does not cause black liver.</text:p>
          </table:table-cell>
        </table:table-row>
        <table:table-row table:style-name="ro2">
          <table:table-cell table:style-name="ce3" office:value-type="string">
            <text:p>Wilson’s disease</text:p>
          </table:table-cell>
          <table:table-cell office:value-type="string">
            <text:p>Wilson’s disease is characterized by: Asterixis</text:p>
          </table:table-cell>
        </table:table-row>
        <table:table-row table:style-name="ro2">
          <table:table-cell/>
          <table:table-cell office:value-type="string">
            <text:p>Basal ganglia degeneration (parkinsonian symptoms)</text:p>
          </table:table-cell>
        </table:table-row>
        <table:table-row table:style-name="ro1">
          <table:table-cell/>
          <table:table-cell table:style-name="ce5" office:value-type="string">
            <text:p><text:span text:style-name="T1">Ceruloplasmin </text:span><text:span text:style-name="T3">↓</text:span><text:span text:style-name="T1">, Cirrhosis, Corneal deposits (Kayser-Fleischer rings––see Color Image 51), Copper accumulation, Carcinoma (hepatocellular), Choreiform movements</text:span></text:p>
          </table:table-cell>
        </table:table-row>
        <table:table-row table:style-name="ro7">
          <table:table-cell/>
          <table:table-cell office:value-type="string">
            <text:p>Dementia....<text:span text:style-name="T1">Treat with penicillamine. Autosomal-recessive inheritance.</text:span></text:p>
          </table:table-cell>
        </table:table-row>
        <table:table-row table:style-name="ro6">
          <table:table-cell office:value-type="string">
            <text:p>hemochromatosis </text:p>
          </table:table-cell>
          <table:table-cell table:style-name="ce5" office:value-type="string">
            <text:p><text:span text:style-name="T1">Classic triad of micronodular Cirrhosis, Diabetes mellitus, and skin pigmentation </text:span><text:span text:style-name="T3">→ </text:span><text:span text:style-name="T1">“bronze” diabetes. Results in CHF and </text:span><text:span text:style-name="T3">↑ </text:span><text:span text:style-name="T1">risk of hepatocellular carcinoma. Disease may be 1° (autosomal recessive) or 2° to chronic transfusion therapy (e.g., </text:span><text:span text:style-name="T3">β</text:span><text:span text:style-name="T1">-thalassemia major). </text:span><text:span text:style-name="T3">↑ </text:span><text:span text:style-name="T1">ferritin, </text:span><text:span text:style-name="T3">↑ </text:span><text:span text:style-name="T1">iron, </text:span><text:span text:style-name="T3">↓ </text:span><text:span text:style-name="T1">TIBC </text:span><text:span text:style-name="T3">→ ↑ </text:span><text:span text:style-name="T1">transferrin saturation.</text:span></text:p>
          </table:table-cell>
        </table:table-row>
        <table:table-row table:style-name="ro2">
          <table:table-cell/>
          <table:table-cell office:value-type="string">
            <text:p>Total body iron may reach 50 g, enough to set off metal detectors at airports.</text:p>
          </table:table-cell>
        </table:table-row>
        <table:table-row table:style-name="ro2">
          <table:table-cell/>
          <table:table-cell office:value-type="string">
            <text:p>Treat hereditary hemochromatosis with repeated phlebotomy, deferoxamine.</text:p>
          </table:table-cell>
        </table:table-row>
        <table:table-row table:style-name="ro2">
          <table:table-cell/>
          <table:table-cell office:value-type="string">
            <text:p>Associated with HLA-A3.</text:p>
          </table:table-cell>
        </table:table-row>
        <table:table-row table:style-name="ro6">
          <table:table-cell office:value-type="string">
            <text:p>primary sclerosing cholangitis</text:p>
          </table:table-cell>
          <table:table-cell table:style-name="ce10" office:value-type="string">
            <text:p><text:span text:style-name="T1">oth intra- and extrahepatic. Inflammation and fibrosis of bile ducts </text:span><text:span text:style-name="T3">→ </text:span><text:span text:style-name="T1">alternating strictures and dilation with “beading” on ERCP. Concentric “onion skin” bile duct fibrosis. </text:span><text:span text:style-name="T3">↑ </text:span><text:span text:style-name="T1">ALP. Associated with ulcerative colitis. Can lead to 2° biliary cirrhosis.</text:span></text:p>
          </table:table-cell>
        </table:table-row>
        <table:table-row table:style-name="ro6">
          <table:table-cell/>
          <table:table-cell table:style-name="Default" office:value-type="string">
            <text:p>hypergammaglobulinemia </text:p>
          </table:table-cell>
        </table:table-row>
        <table:table-row table:style-name="ro1">
          <table:table-cell table:style-name="ce3" office:value-type="string">
            <text:p>Biliary cirrhosis, primary </text:p>
          </table:table-cell>
          <table:table-cell table:style-name="ce5" office:value-type="string">
            <text:p><text:span text:style-name="T3">↑ </text:span><text:span text:style-name="T1">serum mitochondrial antibodies. Associated with scleroderma and CREST syndrome.</text:span></text:p>
          </table:table-cell>
        </table:table-row>
        <table:table-row table:style-name="ro2">
          <table:table-cell/>
          <table:table-cell table:style-name="Default" office:value-type="string">
            <text:p>autoimmune reaction, granulomas. </text:p>
          </table:table-cell>
        </table:table-row>
        <table:table-row table:style-name="ro6">
          <table:table-cell office:value-type="string">
            <text:p>Biliary cirrhosis, secondary </text:p>
          </table:table-cell>
          <table:table-cell table:style-name="ce10" office:value-type="string">
            <text:p><text:span text:style-name="T1">Due to extrahepatic biliary obstruction. </text:span><text:span text:style-name="T3">↑ </text:span><text:span text:style-name="T1">in pressure in intrahepatic ducts </text:span><text:span text:style-name="T3">→ </text:span><text:span text:style-name="T1">injury/ fibrosis. Often complicated by ascending cholangitis (bacterial infection), bile stasis, and “bile lakes.”</text:span></text:p>
          </table:table-cell>
        </table:table-row>
        <table:table-row table:style-name="ro6">
          <table:table-cell office:value-type="string">
            <text:p>presentation of biliary cirrhosis ( 1 and 2) and primary sclerosing cholangitis </text:p>
          </table:table-cell>
          <table:table-cell table:style-name="Default" office:value-type="string">
            <text:p>pruritus, jaundice, dark urine, light stools, hepatosplenomegaly</text:p>
          </table:table-cell>
        </table:table-row>
        <table:table-row table:style-name="ro6">
          <table:table-cell office:value-type="string">
            <text:p>Labs of biliary cirrhosis ( 1 and 2) and primary sclerosing cholangitis </text:p>
          </table:table-cell>
          <table:table-cell table:style-name="Default" office:value-type="string">
            <text:p>increase conjugated bilirubin, increase cholesterol, increase alkaline phosphatase. </text:p>
          </table:table-cell>
        </table:table-row>
        <table:table-row table:style-name="ro6">
          <table:table-cell table:style-name="ce3" office:value-type="string">
            <text:p>Gallstones (cholelithiasis)</text:p>
          </table:table-cell>
          <table:table-cell table:style-name="ce10" office:value-type="string">
            <text:p><text:span text:style-name="T1">Form when solubilizing bile acids and lecithin are overwhelmed by </text:span><text:span text:style-name="T3">↑ </text:span><text:span text:style-name="T1">cholesterol and/or bilirubin.</text:span></text:p>
          </table:table-cell>
        </table:table-row>
        <table:table-row table:style-name="ro7">
          <table:table-cell/>
          <table:table-cell table:style-name="ce4" office:value-type="string">
            <text:p><text:span text:style-name="T1">Can cause ascending cholangitis, acute pancreatitis, bile stasis, cholecystitis.</text:span></text:p>
          </table:table-cell>
        </table:table-row>
        <table:table-row table:style-name="ro6">
          <table:table-cell/>
          <table:table-cell table:style-name="Default" office:value-type="string">
            <text:p>can cause fistula between gallbladder and small intestine. If gallstone obstructs ileocecal valve ( gallstone ileus), air can be seen in biliary tree on imaging. </text:p>
          </table:table-cell>
        </table:table-row>
        <table:table-row table:style-name="ro2">
          <table:table-cell table:style-name="ce1" office:value-type="string">
            <text:p>Pigment stones (radiopaque)</text:p>
          </table:table-cell>
          <table:table-cell table:style-name="ce4" office:value-type="string">
            <text:p>–seen in patients with chronic RBC hemolysis, alcoholic cirrhosis, advanced age, and biliary infection.</text:p>
          </table:table-cell>
        </table:table-row>
        <table:table-row table:style-name="ro2">
          <table:table-cell table:style-name="ce1" office:value-type="string">
            <text:p>Cholesterol stones </text:p>
          </table:table-cell>
          <table:table-cell office:value-type="string">
            <text:p>radiolucent with 10–20% opaque due to calcifications)––80% of stones. Associated with obesity, Crohn’s disease, cystic fibrosis, advanced age, clofibrate, estrogens, multiparity, rapid weight loss, and Native American origin.</text:p>
          </table:table-cell>
        </table:table-row>
        <table:table-row table:style-name="ro2">
          <table:table-cell/>
          <table:table-cell table:style-name="Default" office:value-type="string">
            <text:p>positive Murphy's sign= inspiratory arrest on deep palpation </text:p>
          </table:table-cell>
        </table:table-row>
        <table:table-row table:style-name="ro6">
          <table:table-cell office:value-type="string">
            <text:p>cholecystitis</text:p>
          </table:table-cell>
          <table:table-cell table:style-name="ce5" office:value-type="string">
            <text:p><text:span text:style-name="T1">Inflammation of gallbladder. Can be infectious (e.g., CMV, Cryptococcus) or due to a gallstone complication. </text:span><text:span text:style-name="T3">↑ </text:span><text:span text:style-name="T1">ALP if bile duct becomes involved (e.g., ascending cholangitis).</text:span></text:p>
          </table:table-cell>
        </table:table-row>
        <table:table-row table:style-name="ro2">
          <table:table-cell table:style-name="ce3" office:value-type="string">
            <text:p>Acute pancreatitis</text:p>
          </table:table-cell>
          <table:table-cell office:value-type="string">
            <text:p>Autodigestion of pancreas by pancreatic enzymes. Causes: Gallstones, Ethanol, Trauma, Steroids,</text:p>
          </table:table-cell>
        </table:table-row>
        <table:table-row table:style-name="ro2">
          <table:table-cell/>
          <table:table-cell office:value-type="string">
            <text:p>Mumps, Autoimmune disease, Scorpion sting, Hypercalcemia/Hyperlipidemia, Drugs (e.g., sulfa drugs).</text:p>
          </table:table-cell>
        </table:table-row>
        <table:table-row table:style-name="ro2">
          <table:table-cell/>
          <table:table-cell office:value-type="string">
            <text:p>Clinical presentation: epigastric abdominal pain radiating to back, anorexia, nausea.</text:p>
          </table:table-cell>
        </table:table-row>
        <table:table-row table:style-name="ro2">
          <table:table-cell/>
          <table:table-cell office:value-type="string">
            <text:p>Labs: elevated amylase, lipase (higher specificity). Can lead to DIC, ARDS (pancreatic enzymes act</text:p>
          </table:table-cell>
        </table:table-row>
        <table:table-row table:style-name="ro2">
          <table:table-cell/>
          <table:table-cell table:style-name="ce2" office:value-type="string">
            <text:p><text:span text:style-name="T1">on lung tissue), diffuse fat necrosis, hypocalcemia (Ca</text:span><text:span text:style-name="T2">2+ </text:span><text:span text:style-name="T1">collects in pancreatic calcium soap deposits), pseudocyst formation, hemorrhage, and infection.</text:span></text:p>
          </table:table-cell>
        </table:table-row>
        <table:table-row table:style-name="ro1">
          <table:table-cell/>
          <table:table-cell table:style-name="ce5" office:value-type="string">
            <text:p><text:span text:style-name="T1">Chronic pancreatitis can lead to pancreatic insufficiency </text:span><text:span text:style-name="T3">→ </text:span><text:span text:style-name="T1">steatorrhea, fat-soluble vitamin deficiency, and diabetes mellitus.</text:span></text:p>
          </table:table-cell>
        </table:table-row>
        <table:table-row table:style-name="ro2">
          <table:table-cell/>
          <table:table-cell office:value-type="string">
            <text:p>Chronic calcifying pancreatitis is strongly associated with alcoholism </text:p>
          </table:table-cell>
        </table:table-row>
        <table:table-row table:style-name="ro2">
          <table:table-cell table:style-name="ce1"/>
          <table:table-cell office:value-type="string">
            <text:p>GET SMASHeD.</text:p>
          </table:table-cell>
        </table:table-row>
        <table:table-row table:style-name="ro8">
          <table:table-cell table:style-name="ce3" office:value-type="string">
            <text:p>Pancreatic adenocarcinoma</text:p>
          </table:table-cell>
          <table:table-cell table:style-name="ce4" office:value-type="string">
            <text:p><text:span text:style-name="T9">Often presents with: 1. Abdominal pain radiating to back 2. Weight loss (due to malabsorption and anorexia) 3. Migratory thrombophlebitis––redness and tenderness on palpation of extremities</text:span></text:p>
            <text:p><text:span text:style-name="T9">(Trousseau’s syndrome) 4. Obstructive jaundice with palpable gallbladder (Courvoisier’s sign)</text:span></text:p>
          </table:table-cell>
        </table:table-row>
        <table:table-row table:style-name="ro2">
          <table:table-cell/>
          <table:table-cell office:value-type="string">
            <text:p>CEA and CA-19-9 tumor markers. Associated with cigarettes but not EtOH.</text:p>
          </table:table-cell>
        </table:table-row>
        <table:table-row table:style-name="ro11">
          <table:table-cell table:style-name="ce7" office:value-type="string">
            <text:p>Child has been anemic since birth.</text:p>
          </table:table-cell>
          <table:table-cell table:style-name="ce12" office:value-type="string">
            <text:p><text:span text:style-name="T10">Splenectomy would result in </text:span><text:span text:style-name="T11">↑ </text:span><text:span text:style-name="T10">hematocrit in Spherocytosis.</text:span></text:p>
          </table:table-cell>
        </table:table-row>
        <table:table-row table:style-name="ro6">
          <table:table-cell table:style-name="ce7" office:value-type="string">
            <text:p>Patient presents with anemia, hypercalcemia, and bone pain on palpation; bone marrow biopsy shows a slide packed with cells that have a large, round, off-center nucleus.</text:p>
          </table:table-cell>
          <table:table-cell table:style-name="ce8" office:value-type="string">
            <text:p><text:span text:style-name="T10">Multiple myeloma (plasma cell neoplasm); Bence Jones protein (Ig light chains).</text:span></text:p>
          </table:table-cell>
        </table:table-row>
        <table:table-row table:style-name="ro12">
          <table:table-cell table:style-name="ce7" office:value-type="string">
            <text:p>Patient with a new cancer diagnosis and a known history of CHF is being evaluated for chemotherapy.</text:p>
          </table:table-cell>
          <table:table-cell table:style-name="ce8" office:value-type="string">
            <text:p><text:span text:style-name="T10">Doxorubicin (cardiotoxic).</text:span></text:p>
          </table:table-cell>
        </table:table-row>
        <table:table-row table:style-name="ro12">
          <table:table-cell table:style-name="ce7" office:value-type="string">
            <text:p>Chromosome analysis reveals the presence of the Philadelphia chromosome, t(9;22).</text:p>
          </table:table-cell>
          <table:table-cell table:style-name="ce8" office:value-type="string">
            <text:p><text:span text:style-name="T10">Imatinib (Gleevec) is used to treat CML; inhibitor of bcr-abl tyrosine kinase.</text:span></text:p>
          </table:table-cell>
        </table:table-row>
        <table:table-row table:style-name="ro11">
          <table:table-cell table:style-name="ce8" office:value-type="string">
            <text:p>After a normal spontaneous vaginal delivery, a patient bleeds profusely from her vagina and later from her gums.</text:p>
          </table:table-cell>
          <table:table-cell table:style-name="ce12" office:value-type="string">
            <text:p><text:span text:style-name="T11">↑ </text:span><text:span text:style-name="T10">bleeding time, </text:span><text:span text:style-name="T11">↑ </text:span><text:span text:style-name="T10">PT, </text:span><text:span text:style-name="T11">↑ </text:span><text:span text:style-name="T10">PTT, and </text:span><text:span text:style-name="T11">↓ </text:span><text:span text:style-name="T10">platelet count (DIC).</text:span></text:p>
          </table:table-cell>
        </table:table-row>
        <table:table-row table:style-name="ro11">
          <table:table-cell table:style-name="ce7" office:value-type="string">
            <text:p>10-year-old child presents with a chronic nonhealing ulcer on his lower leg. Imaging shows a small, calcified spleen.</text:p>
          </table:table-cell>
          <table:table-cell table:style-name="ce12" office:value-type="string">
            <text:p><text:span text:style-name="T10">Hydroxyurea (</text:span><text:span text:style-name="T11">↑ </text:span><text:span text:style-name="T10">HbF).</text:span></text:p>
          </table:table-cell>
        </table:table-row>
        <table:table-row table:style-name="ro2">
          <table:table-cell table:style-name="ce1" office:value-type="string">
            <text:p>WBC differential from highest to lowest:</text:p>
          </table:table-cell>
          <table:table-cell office:value-type="string">
            <text:p>Neutrophils Lymphocytes Monocytes Eosinophils Basophils</text:p>
          </table:table-cell>
        </table:table-row>
        <table:table-row table:style-name="ro2">
          <table:table-cell/>
          <table:table-cell office:value-type="string">
            <text:p>Neutrophils Like Making Everything Better.</text:p>
          </table:table-cell>
        </table:table-row>
        <table:table-row table:style-name="ro1">
          <table:table-cell table:style-name="ce3" office:value-type="string">
            <text:p>Erythrocyte</text:p>
          </table:table-cell>
          <table:table-cell table:style-name="ce6" office:value-type="string">
            <text:p><text:span text:style-name="T1">nucleate, biconcave </text:span><text:span text:style-name="T3">→ </text:span><text:span text:style-name="T1">large surface area: volume ratio </text:span><text:span text:style-name="T3">→ </text:span><text:span text:style-name="T1">easy gas exchange (O</text:span><text:span text:style-name="T2">2 </text:span><text:span text:style-name="T1">and CO</text:span><text:span text:style-name="T2">2</text:span><text:span text:style-name="T1">). Source of energy––glucose (90% anaerobically degraded to lactate, 10% by HMP shunt). Survival time––120 days. Membrane contains the chloride-bicarbonate antiport important in the “physiologic chloride shift,” which allows the RBC to transport CO</text:span><text:span text:style-name="T2">2 </text:span><text:span text:style-name="T1">from the periphery to the lungs for elimination.</text:span></text:p>
          </table:table-cell>
        </table:table-row>
        <table:table-row table:style-name="ro1">
          <table:table-cell/>
          <table:table-cell table:style-name="ce5" office:value-type="string">
            <text:p><text:span text:style-name="T1">Erythrocytosis </text:span><text:span text:style-name="T3">= </text:span><text:span text:style-name="T1">polycythemia </text:span><text:span text:style-name="T3">=</text:span></text:p>
          </table:table-cell>
        </table:table-row>
        <table:table-row table:style-name="ro1">
          <table:table-cell/>
          <table:table-cell table:style-name="ce5" office:value-type="string">
            <text:p><text:span text:style-name="T3">↑ </text:span><text:span text:style-name="T1">number of red cells. Anisocytosis </text:span><text:span text:style-name="T3">= </text:span><text:span text:style-name="T1">varying sizes. Poikilocytosis </text:span><text:span text:style-name="T3">= </text:span><text:span text:style-name="T1">varying shapes. Reticulocyte </text:span><text:span text:style-name="T3">= </text:span><text:span text:style-name="T1">immature</text:span></text:p>
          </table:table-cell>
        </table:table-row>
        <table:table-row table:style-name="ro2">
          <table:table-cell/>
          <table:table-cell office:value-type="string">
            <text:p>erythrocyte.</text:p>
          </table:table-cell>
        </table:table-row>
        <table:table-row table:style-name="ro2">
          <table:table-cell table:style-name="ce3" office:value-type="string">
            <text:p>Leukocyte</text:p>
          </table:table-cell>
          <table:table-cell office:value-type="string">
            <text:p>Types: granulocytes (basophils, eosinophils, neutrophils) and mononuclear cells (lymphocytes, monocytes). Responsible for defense against infections. Normally 4000–10,000 per microliter.</text:p>
          </table:table-cell>
        </table:table-row>
        <table:table-row table:style-name="ro2">
          <table:table-cell office:value-type="string">
            <text:p>platelet </text:p>
          </table:table-cell>
          <table:table-cell table:style-name="Default" office:value-type="string">
            <text:p>contains dense granules ( ADP, calcium), and a-granules ( vWF, fibrinogen). 1/3 stored in the spleen. Life span is 8-10 days. </text:p>
          </table:table-cell>
        </table:table-row>
        <table:table-row table:style-name="ro2">
          <table:table-cell table:style-name="ce3" office:value-type="string">
            <text:p>Mast cell</text:p>
          </table:table-cell>
          <table:table-cell office:value-type="string">
            <text:p>Mediates allergic reaction. Degranulation–– histamine, heparin, and eosinophil chemotactic factors. Can bind IgE to membrane. Mast cells resemble basophils structurally and functionally but are not the same cell type. Found in tissue.</text:p>
          </table:table-cell>
        </table:table-row>
        <table:table-row table:style-name="ro2">
          <table:table-cell table:style-name="ce9" office:value-type="string">
            <text:p>Eosinophil</text:p>
          </table:table-cell>
          <table:table-cell office:value-type="string">
            <text:p>1–6% of all leukocytes. Bilobate nucleus. Packed with large eosinophilic granules of uniform size. Defends against helminthic and protozoan infections (major basic protein). Highly phagocytic for antigen-antibody complexes.</text:p>
          </table:table-cell>
        </table:table-row>
        <table:table-row table:style-name="ro2">
          <table:table-cell/>
          <table:table-cell office:value-type="string">
            <text:p>Produces histaminase and arylsulfatase.</text:p>
          </table:table-cell>
        </table:table-row>
        <table:table-row table:style-name="ro2">
          <table:table-cell table:style-name="ce3" office:value-type="string">
            <text:p>Neutrophil</text:p>
          </table:table-cell>
          <table:table-cell office:value-type="string">
            <text:p>cute inflammatory response cell. 40–75% WBCs. Phagocytic. Multilobed nucleus. Large, spherical, azurophilic granules (called lysosomes) contain hydrolytic enzymes, lysozyme, myeloperoxidase, and lactoferrin.</text:p>
          </table:table-cell>
        </table:table-row>
        <table:table-row table:style-name="ro2">
          <table:table-cell table:style-name="ce3" office:value-type="string">
            <text:p>Monocyte</text:p>
          </table:table-cell>
          <table:table-cell office:value-type="string">
            <text:p>2–10% of leukocytes. Large. Kidney-shaped nucleus. Extensive “frosted glass” cytoplasm. Differentiates into macrophages in tissues.</text:p>
          </table:table-cell>
        </table:table-row>
        <table:table-row table:style-name="ro1">
          <table:table-cell table:style-name="ce3" office:value-type="string">
            <text:p>Macrophage</text:p>
          </table:table-cell>
          <table:table-cell table:style-name="ce5" office:value-type="string">
            <text:p><text:span text:style-name="T1">Phagocytoses bacteria, cell debris, and senescent red cells and scavenges damaged cells and tissues. Long life in tissues. Macrophages differentiate from circulating blood monocytes. Activated by </text:span><text:span text:style-name="T3">γ</text:span><text:span text:style-name="T1">-interferon. Can function as antigen-presenting cell (APC) via MHC II.</text:span></text:p>
          </table:table-cell>
        </table:table-row>
        <table:table-row table:style-name="ro2">
          <table:table-cell table:style-name="ce3" office:value-type="string">
            <text:p>Dendritic cell</text:p>
          </table:table-cell>
          <table:table-cell office:value-type="string">
            <text:p>Professional APCs. Express MHC II and Fc receptor (FcR) on surface. Main inducers of 1° antibody response. Called Langerhans cells on skin.</text:p>
          </table:table-cell>
        </table:table-row>
        <table:table-row table:style-name="ro2">
          <table:table-cell office:value-type="string">
            <text:p>B lymphocyte</text:p>
          </table:table-cell>
          <table:table-cell office:value-type="string">
            <text:p>When antigen is encountered, B cells differentiate into plasma cells and produce antibodies. Has memory. Can function as an APC via MHC II.</text:p>
          </table:table-cell>
        </table:table-row>
        <table:table-row table:style-name="ro2">
          <table:table-cell office:value-type="string">
            <text:p>A blood group</text:p>
          </table:table-cell>
          <table:table-cell table:style-name="Default" office:value-type="string">
            <text:p>A antigen on RBC surface and B antibody in plasma</text:p>
          </table:table-cell>
        </table:table-row>
        <table:table-row table:style-name="ro2">
          <table:table-cell table:style-name="ce1" office:value-type="string">
            <text:p>Vitamin K–dependent factors</text:p>
          </table:table-cell>
          <table:table-cell table:style-name="ce4" office:value-type="string">
            <text:p>II, VII, IX, X, Factor V Leiden mutation protein C, and protein S. </text:p>
          </table:table-cell>
        </table:table-row>
        <table:table-row table:style-name="ro2">
          <table:table-cell table:style-name="ce1" office:value-type="string">
            <text:p>Antithrombin III–</text:p>
          </table:table-cell>
          <table:table-cell office:value-type="string">
            <text:p>inactivates thrombin, IXa, Xa,</text:p>
          </table:table-cell>
        </table:table-row>
        <table:table-row table:style-name="ro2">
          <table:table-cell/>
          <table:table-cell office:value-type="string">
            <text:p>and XIa; activated by heparin.</text:p>
          </table:table-cell>
        </table:table-row>
        <table:table-row table:style-name="ro2">
          <table:table-cell table:style-name="ce1" office:value-type="string">
            <text:p>tPA–</text:p>
          </table:table-cell>
          <table:table-cell office:value-type="string">
            <text:p>generates plasmin from plasminogen,</text:p>
          </table:table-cell>
        </table:table-row>
        <table:table-row table:style-name="ro7">
          <table:table-cell/>
          <table:table-cell office:value-type="string">
            <text:p>which cleaves fibrin clots. Thrombolytic</text:p>
          </table:table-cell>
        </table:table-row>
        <table:table-row table:style-name="ro2">
          <table:table-cell table:style-name="ce3" office:value-type="string">
            <text:p>Thrombogenesis</text:p>
          </table:table-cell>
          <table:table-cell office:value-type="string">
            <text:p>Platelet plug formation is a temporary repair. It occurs in 3 steps: 1. Platelet adhesion to exposed basement membrane––requires vWF</text:p>
          </table:table-cell>
        </table:table-row>
        <table:table-row table:style-name="ro1">
          <table:table-cell/>
          <table:table-cell table:style-name="ce6" office:value-type="string">
            <text:p><text:span text:style-name="T1">2. Aggregation––regulated as follows: a. TXA</text:span><text:span text:style-name="T2">2 </text:span><text:span text:style-name="T1">released by platelets </text:span><text:span text:style-name="T3">↑ </text:span><text:span text:style-name="T1">aggregation b. PGI</text:span><text:span text:style-name="T2">2 </text:span><text:span text:style-name="T1">(prostacyclin) and NO released by endothelial cells </text:span><text:span text:style-name="T3">↓ </text:span><text:span text:style-name="T1">aggregation</text:span></text:p>
          </table:table-cell>
        </table:table-row>
        <table:table-row table:style-name="ro1">
          <table:table-cell/>
          <table:table-cell table:style-name="ce6" office:value-type="string">
            <text:p><text:span text:style-name="T1">3. Swelling––ADP and Ca</text:span><text:span text:style-name="T2">2+ </text:span><text:span text:style-name="T1">release to strengthen plug </text:span><text:span text:style-name="T3">→ </text:span><text:span text:style-name="T1">fibrin deposition</text:span></text:p>
          </table:table-cell>
        </table:table-row>
        <table:table-row table:style-name="ro2">
          <table:table-cell table:style-name="ce1" office:value-type="string">
            <text:p>Activated protein C</text:p>
          </table:table-cell>
          <table:table-cell office:value-type="string">
            <text:p>inactivation of Va and VIIIa. Anticoagulation </text:p>
          </table:table-cell>
        </table:table-row>
        <table:table-row table:style-name="ro6">
          <table:table-cell office:value-type="string">
            <text:p>factor V leiden mutation</text:p>
          </table:table-cell>
          <table:table-cell table:style-name="Default" office:value-type="string">
            <text:p>hypercoagulative, factor V resistant to APC's inhibition. </text:p>
          </table:table-cell>
        </table:table-row>
        <table:table-row table:style-name="ro6">
          <table:table-cell office:value-type="string">
            <text:p>acanthocyte</text:p>
          </table:table-cell>
          <table:table-cell table:style-name="Default" office:value-type="string">
            <text:p>liver disease, abetalipoproteinemia </text:p>
          </table:table-cell>
        </table:table-row>
        <table:table-row table:style-name="ro8">
          <table:table-cell table:style-name="ce1" office:value-type="string">
            <text:p>Basophilic stippling</text:p>
          </table:table-cell>
          <table:table-cell table:style-name="ce4" office:value-type="string">
            <text:p><text:span text:style-name="T9">Thalassemias, Anemia of chronic disease, Iron</text:span></text:p>
            <text:p><text:span text:style-name="T9">deficiency, Lead poisoning.= accumulation of rRNA</text:span></text:p>
          </table:table-cell>
        </table:table-row>
        <table:table-row table:style-name="ro2">
          <table:table-cell/>
          <table:table-cell office:value-type="string">
            <text:p>TAIL.</text:p>
          </table:table-cell>
        </table:table-row>
        <table:table-row table:style-name="ro2">
          <table:table-cell table:style-name="ce1" office:value-type="string">
            <text:p>Bite cell</text:p>
          </table:table-cell>
          <table:table-cell office:value-type="string">
            <text:p>G6PD deficiency.</text:p>
          </table:table-cell>
        </table:table-row>
        <table:table-row table:style-name="ro2">
          <table:table-cell table:style-name="ce1" office:value-type="string">
            <text:p>Elliptocyte</text:p>
          </table:table-cell>
          <table:table-cell office:value-type="string">
            <text:p>Hereditary elliptocytosis.</text:p>
          </table:table-cell>
        </table:table-row>
        <table:table-row table:style-name="ro2">
          <table:table-cell table:style-name="ce1" office:value-type="string">
            <text:p>Macro-ovalocyte</text:p>
          </table:table-cell>
          <table:table-cell office:value-type="string">
            <text:p>Megaloblastic anemia (also hypersegmented PMNs),</text:p>
          </table:table-cell>
        </table:table-row>
        <table:table-row table:style-name="ro2">
          <table:table-cell/>
          <table:table-cell office:value-type="string">
            <text:p>marrow failure.</text:p>
          </table:table-cell>
        </table:table-row>
        <table:table-row table:style-name="ro6">
          <table:table-cell office:value-type="string">
            <text:p>schistocyte, helmet cell</text:p>
          </table:table-cell>
          <table:table-cell table:style-name="Default" office:value-type="string">
            <text:p>DIC, TTP/HUS, traumatic hemolysis</text:p>
          </table:table-cell>
        </table:table-row>
        <table:table-row table:style-name="ro6">
          <table:table-cell office:value-type="string">
            <text:p>teardrop</text:p>
          </table:table-cell>
          <table:table-cell table:style-name="Default" office:value-type="string">
            <text:p>bone marrow infiltration, myolofibrosis</text:p>
          </table:table-cell>
        </table:table-row>
        <table:table-row table:style-name="ro2">
          <table:table-cell table:style-name="ce1" office:value-type="string">
            <text:p>Target cell</text:p>
          </table:table-cell>
          <table:table-cell office:value-type="string">
            <text:p>HbC disease, Asplenia, Liver disease, Thalassemia.</text:p>
          </table:table-cell>
        </table:table-row>
        <table:table-row table:style-name="ro2">
          <table:table-cell/>
          <table:table-cell table:style-name="Default" office:value-type="string">
            <text:p>“HALT” said the hunter to his target.</text:p>
          </table:table-cell>
        </table:table-row>
        <table:table-row table:style-name="ro13">
          <table:table-cell office:value-type="string">
            <text:p>HbC</text:p>
          </table:table-cell>
          <table:table-cell table:style-name="ce13" office:value-type="string">
            <text:p><text:span text:style-name="T12">is an abnormal </text:span><text:span text:style-name="T12"><text:a xlink:href="http://en.wikipedia.org/wiki/Hemoglobin">hemoglobin</text:a></text:span><text:span text:style-name="T12"> with substitution of a </text:span><text:span text:style-name="T12"><text:a xlink:href="http://en.wikipedia.org/wiki/Lysine">lysine</text:a></text:span><text:span text:style-name="T12"> residue for a </text:span><text:span text:style-name="T12"><text:a xlink:href="http://en.wikipedia.org/wiki/Glutamic_acid">glutamic acid</text:a></text:span><text:span text:style-name="T12"> residue at the 6th position of the β-globin chain</text:span></text:p>
          </table:table-cell>
        </table:table-row>
        <table:table-row table:style-name="ro2">
          <table:table-cell office:value-type="string">
            <text:p>heinz bodies</text:p>
          </table:table-cell>
          <table:table-cell table:style-name="Default" office:value-type="string">
            <text:p>oxidation of iron from ferrous to ferric form leads to denatured hemoglobin precipitation and damage to RBC membrane. Leads to formation of bite cells. </text:p>
          </table:table-cell>
        </table:table-row>
        <table:table-row table:style-name="ro2">
          <table:table-cell/>
          <table:table-cell table:style-name="Default" office:value-type="string">
            <text:p>seen with a-thalassemia and G6PD deficiency</text:p>
          </table:table-cell>
        </table:table-row>
        <table:table-row table:style-name="ro6">
          <table:table-cell office:value-type="string">
            <text:p>howell Jolly bodies </text:p>
          </table:table-cell>
          <table:table-cell table:style-name="Default" office:value-type="string">
            <text:p>basophilic nuclear remnants found in RBCs. Seen in patients with functional hyposplenia or asplenia </text:p>
          </table:table-cell>
        </table:table-row>
        <table:table-row table:style-name="ro1">
          <table:table-cell table:style-name="ce5" office:value-type="string">
            <text:p><text:span text:style-name="T3">α</text:span><text:span text:style-name="T1">-thalassemia</text:span></text:p>
          </table:table-cell>
          <table:table-cell table:style-name="ce6" office:value-type="string">
            <text:p><text:span text:style-name="T1">There are 4 </text:span><text:span text:style-name="T3">α</text:span><text:span text:style-name="T1">-globin genes. In </text:span><text:span text:style-name="T3">α</text:span><text:span text:style-name="T1">-thalassemia, the </text:span><text:span text:style-name="T3">α</text:span><text:span text:style-name="T1">-globin chain is underproduced (as a function of number of bad genes, 1–4). There is no compensatory </text:span><text:span text:style-name="T3">↑ </text:span><text:span text:style-name="T1">of any other chains. HbH (</text:span><text:span text:style-name="T3">β</text:span><text:span text:style-name="T2">4</text:span><text:span text:style-name="T1">- tetramers, lacks 3 </text:span><text:span text:style-name="T3">α</text:span><text:span text:style-name="T1">-globin genes). Hb Barts (</text:span><text:span text:style-name="T3">γ</text:span><text:span text:style-name="T2">4</text:span><text:span text:style-name="T1">-tetramers, lacks all 4 </text:span><text:span text:style-name="T3">α</text:span><text:span text:style-name="T1">-globin genes) results</text:span></text:p>
          </table:table-cell>
        </table:table-row>
        <table:table-row table:style-name="ro2">
          <table:table-cell/>
          <table:table-cell office:value-type="string">
            <text:p>in hydrops fetalis and intrauterine fetal death.</text:p>
          </table:table-cell>
        </table:table-row>
        <table:table-row table:style-name="ro6">
          <table:table-cell table:style-name="ce5" office:value-type="string">
            <text:p><text:span text:style-name="T3">β</text:span><text:span text:style-name="T1">-thalassemia</text:span></text:p>
          </table:table-cell>
          <table:table-cell table:style-name="Default" office:value-type="string">
            <text:p>defect= point mutation in splicing sites and promoter sequences</text:p>
          </table:table-cell>
        </table:table-row>
        <table:table-row table:style-name="ro2">
          <table:table-cell/>
          <table:table-cell table:style-name="Default" office:value-type="string">
            <text:p>minor= heterozygote= B chain underproduced, asymptomatic, diagnosis confirmed by increase HbA2</text:p>
          </table:table-cell>
        </table:table-row>
        <table:table-row table:style-name="ro2">
          <table:table-cell/>
          <table:table-cell table:style-name="Default" office:value-type="string">
            <text:p>major= homo= B chain absent, blood transfusion, marrow expansion,crew cut on skull x-ray, skeletal deformities. Chipmunk facies. </text:p>
          </table:table-cell>
        </table:table-row>
        <table:table-row table:style-name="ro2">
          <table:table-cell/>
          <table:table-cell table:style-name="Default" office:value-type="string">
            <text:p>both major and minor= increase HbF ( a2 r2) </text:p>
          </table:table-cell>
        </table:table-row>
        <table:table-row table:style-name="ro6">
          <table:table-cell office:value-type="string">
            <text:p>lead poisoning </text:p>
          </table:table-cell>
          <table:table-cell table:style-name="Default" office:value-type="string">
            <text:p>lead inhibits ferrochelatase and Ala dehydratese= decrease heme syn. </text:p>
          </table:table-cell>
        </table:table-row>
        <table:table-row table:style-name="ro2">
          <table:table-cell/>
          <table:table-cell table:style-name="Default" office:value-type="string">
            <text:p>inhibits RNA degradation= basophilic stippling.</text:p>
          </table:table-cell>
        </table:table-row>
        <table:table-row table:style-name="ro6">
          <table:table-cell office:value-type="string">
            <text:p>sideroblastic anemia </text:p>
          </table:table-cell>
          <table:table-cell table:style-name="Default" office:value-type="string">
            <text:p>defect= heme syn. Hereditary= X-linked defect in &amp;-aminolevulinic acid syn gene. Treatment= pyridoxine ( B6) therapy. Reversible etiologies= alcohol and lead. Increase ion, normal TIBC and increase ferritin. Ringed sideroblasts with iron laden mitochondria.</text:p>
          </table:table-cell>
        </table:table-row>
        <table:table-row table:style-name="ro6">
          <table:table-cell office:value-type="string">
            <text:p>megaloblastic anemia by folate deficiency </text:p>
          </table:table-cell>
          <table:table-cell table:style-name="Default" office:value-type="string">
            <text:p>maturation of nucleus delayed cytoplasm. Glossitis, increase homocysteine but normal methylmalonic acid. Etiology= malnutrition (alcoholic), malabsorption, impaired metabolism= methotrexate, trimethoprim, increase requirement = hemolytic anemia, pregnancy</text:p>
          </table:table-cell>
        </table:table-row>
        <table:table-row table:style-name="ro6">
          <table:table-cell office:value-type="string">
            <text:p>B12 </text:p>
          </table:table-cell>
          <table:table-cell table:style-name="Default" office:value-type="string">
            <text:p>increase homocysteine, increase methylmalonic acid. Etiology= alcoholic, crohn's disease, pernicious anemia, diphyllobothrium latum. </text:p>
          </table:table-cell>
        </table:table-row>
        <table:table-row table:style-name="ro6">
          <table:table-cell office:value-type="string">
            <text:p>nonmegaloblastic macrocytic anemias </text:p>
          </table:table-cell>
          <table:table-cell table:style-name="Default" office:value-type="string">
            <text:p>1. live disease,2. Alcoholic, 3, reticulocytes, 4. orotic aciduria, deficiency of purine and pyrimidine syn. 5. drug= 5-FU, AZT, hydroxyurea. </text:p>
          </table:table-cell>
        </table:table-row>
        <table:table-row table:style-name="ro6">
          <table:table-cell office:value-type="string">
            <text:p>nonhemolytic</text:p>
          </table:table-cell>
          <table:table-cell table:style-name="Default" office:value-type="string">
            <text:p>anemia of chronic disease, aplastic anemia, kidney disease</text:p>
          </table:table-cell>
        </table:table-row>
        <table:table-row table:style-name="ro6">
          <table:table-cell office:value-type="string">
            <text:p>intrinsic hemolytic </text:p>
          </table:table-cell>
          <table:table-cell table:style-name="Default" office:value-type="string">
            <text:p>hereditary spherocytosis, G6PD deficiency,pyruvate kinase deficiency, sickle cell anemia, HbC defect, paroxysmal noctural hemoglobinuria</text:p>
          </table:table-cell>
        </table:table-row>
        <table:table-row table:style-name="ro6">
          <table:table-cell office:value-type="string">
            <text:p>extrinsic hemolytic</text:p>
          </table:table-cell>
          <table:table-cell table:style-name="Default" office:value-type="string">
            <text:p>autoimmune, microangiopathic ( DIC, TTP, HUS), infectious</text:p>
          </table:table-cell>
        </table:table-row>
        <table:table-row table:style-name="ro6">
          <table:table-cell office:value-type="string">
            <text:p>intravascular hemolysis</text:p>
          </table:table-cell>
          <table:table-cell table:style-name="Default" office:value-type="string">
            <text:p>paroxysmal nocturnal hemoglobinuria, autoimm( cold agglutinins), mechnical ( aortic stenosis, prothetic valve) </text:p>
          </table:table-cell>
        </table:table-row>
        <table:table-row table:style-name="ro6">
          <table:table-cell office:value-type="string">
            <text:p>extravascular hemolysis </text:p>
          </table:table-cell>
          <table:table-cell table:style-name="Default" office:value-type="string">
            <text:p>hereditary spherocytosis, G6PD deficiency,pyruvate kinase deficiency, sickle cell anemia, HbC defect, autoimmune ( warm agglutinins), microangiopathtic </text:p>
          </table:table-cell>
        </table:table-row>
        <table:table-row table:style-name="ro6">
          <table:table-cell office:value-type="string">
            <text:p>animia of chronic disease</text:p>
          </table:table-cell>
          <table:table-cell table:style-name="Default" office:value-type="string">
            <text:p>inflammation= increase hepcidin= decrease release of iron from macrophage. Decrease iron and TIBC, increase ferritin. Slowly to microcytic hypothromic anemia </text:p>
          </table:table-cell>
        </table:table-row>
        <table:table-row table:style-name="ro6">
          <table:table-cell office:value-type="string">
            <text:p>aplastic anemia </text:p>
          </table:table-cell>
          <table:table-cell table:style-name="Default" office:value-type="string">
            <text:p>pancytopenia. Normal cell morphology, but hypocellular bone marrow with fatty infiltration. </text:p>
          </table:table-cell>
        </table:table-row>
        <table:table-row table:style-name="ro6">
          <table:table-cell/>
          <table:table-cell table:style-name="Default" office:value-type="string">
            <text:p>cause= drug( benzen, chloramphenicol, alkylating agents, antimetabolites) , viral agents ( B19, EBV and HIV), fanconic anemia ( inherited defect in DNA repair, acute hepatitis. </text:p>
          </table:table-cell>
        </table:table-row>
        <table:table-row table:style-name="ro2">
          <table:table-cell/>
          <table:table-cell table:style-name="Default" office:value-type="string">
            <text:p>treatment= cyclosporine, RBC platelet transfusion, G/ GM- CSF</text:p>
          </table:table-cell>
        </table:table-row>
        <table:table-row table:style-name="ro1">
          <table:table-cell table:style-name="ce1" office:value-type="string">
            <text:p>Hereditary spherocytosis</text:p>
          </table:table-cell>
          <table:table-cell table:style-name="ce5" office:value-type="string">
            <text:p><text:span text:style-name="T1">Intrinsic, extravascular hemolysis due to spectrin or ankyrin defect. RBCs are small and round with no central pallor </text:span><text:span text:style-name="T3">→ </text:span><text:span text:style-name="T1">less membrane </text:span><text:span text:style-name="T3">→ ↑ </text:span><text:span text:style-name="T1">MCHC, </text:span><text:span text:style-name="T3">↑ </text:span><text:span text:style-name="T1">RDW. Howell-Jolly bodies present after splenectomy.</text:span></text:p>
          </table:table-cell>
        </table:table-row>
        <table:table-row table:style-name="ro2">
          <table:table-cell/>
          <table:table-cell table:style-name="Default" office:value-type="string">
            <text:p>premature remove of RBC by spleen. Aplastic crisis (B19). Splenomegaly. </text:p>
          </table:table-cell>
        </table:table-row>
        <table:table-row table:style-name="ro7">
          <table:table-cell/>
          <table:table-cell office:value-type="string">
            <text:p>coombs negative. Osmotic fragility test used to confirm.</text:p>
          </table:table-cell>
        </table:table-row>
        <table:table-row table:style-name="ro6">
          <table:table-cell office:value-type="string">
            <text:p>G6PD deficiency </text:p>
          </table:table-cell>
          <table:table-cell table:style-name="Default" office:value-type="string">
            <text:p>X-linked, defect in G6PD = decrease glutathione= increase RBC to oxidant stress. ( sulfa drug, infection, fava bean.) Lab= heinz body and bite cell. </text:p>
          </table:table-cell>
        </table:table-row>
        <table:table-row table:style-name="ro2">
          <table:table-cell office:value-type="string">
            <text:p>HbC defect </text:p>
          </table:table-cell>
          <table:table-cell table:style-name="Default" office:value-type="string">
            <text:p>a different B chain mutation. HbC and HbSC better than HbSS</text:p>
          </table:table-cell>
        </table:table-row>
        <table:table-row table:style-name="ro2">
          <table:table-cell office:value-type="string">
            <text:p>pyruvate kinase deficiency </text:p>
          </table:table-cell>
          <table:table-cell table:style-name="Default" office:value-type="string">
            <text:p>autosomal recessive, defect in pyruvate kinase= decrease ATP= rigid RBCs. Presentation= hemolytic anemia in a newborn</text:p>
          </table:table-cell>
        </table:table-row>
        <table:table-row table:style-name="ro6">
          <table:table-cell office:value-type="string">
            <text:p>silk cell anemia </text:p>
          </table:table-cell>
          <table:table-cell table:style-name="Default" office:value-type="string">
            <text:p>Xray = crew out = increase eythropoiesis and marrow expansion. Newborn = increase HbF and decrease HbS. Mutation= B chain ( normal glutamic adic to valine) path= deoxygenated HbS polymerizes</text:p>
          </table:table-cell>
        </table:table-row>
        <table:table-row table:style-name="ro6">
          <table:table-cell office:value-type="string">
            <text:p>complication of silk </text:p>
          </table:table-cell>
          <table:table-cell table:style-name="ce5" office:value-type="string">
            <text:p><text:span text:style-name="T1">Complications in homozygotes (sickle cell disease) include aplastic crisis (due to parvovirus B19 infection), autosplenectomy, </text:span><text:span text:style-name="T3">↑ </text:span><text:span text:style-name="T1">risk of encapsulated organism infection, Salmonella osteomyelitis, painful crisis (vaso-occlusive), renal papillary necrosis ( low O2 in papilla), and splenic sequestration crisis </text:span></text:p>
          </table:table-cell>
        </table:table-row>
        <table:table-row table:style-name="ro6">
          <table:table-cell office:value-type="string">
            <text:p>Treatment of silk cell anemia </text:p>
          </table:table-cell>
          <table:table-cell table:style-name="Default" office:value-type="string">
            <text:p>hydroxyurea (↑ HbF).</text:p>
          </table:table-cell>
        </table:table-row>
        <table:table-row table:style-name="ro6">
          <table:table-cell table:style-name="ce1" office:value-type="string">
            <text:p>Paroxysmal nocturnal hemoglobinuria</text:p>
          </table:table-cell>
          <table:table-cell table:style-name="ce10" office:value-type="string">
            <text:p><text:span text:style-name="T1">Intravascular hemolysis due to membrane defect </text:span><text:span text:style-name="T3">→ ↑ </text:span><text:span text:style-name="T1">sensitivity of RBCs to the lytic activity of complement (impaired synthesis of GP I anchor in RBC membrane).</text:span></text:p>
          </table:table-cell>
        </table:table-row>
        <table:table-row table:style-name="ro6">
          <table:table-cell/>
          <table:table-cell table:style-name="Default" office:value-type="string">
            <text:p>labs= increase urine hemosiderin</text:p>
          </table:table-cell>
        </table:table-row>
        <table:table-row table:style-name="ro6">
          <table:table-cell table:style-name="ce1" office:value-type="string">
            <text:p>Warm agglutinin (IgG</text:p>
          </table:table-cell>
          <table:table-cell office:value-type="string">
            <text:p>chronic anemia seen in SLE, in CLL, or with certain drugs (e.g.,<text:span text:style-name="T3">α</text:span><text:span text:style-name="T1">-methyldopa).</text:span></text:p>
          </table:table-cell>
        </table:table-row>
        <table:table-row table:style-name="ro2">
          <table:table-cell table:style-name="ce1" office:value-type="string">
            <text:p>Cold agglutinin (IgM)</text:p>
          </table:table-cell>
          <table:table-cell office:value-type="string">
            <text:p>acute anemia triggered by</text:p>
          </table:table-cell>
        </table:table-row>
        <table:table-row table:style-name="ro2">
          <table:table-cell/>
          <table:table-cell office:value-type="string">
            <text:p>cold; seen with Mycoplasma pneumoniae</text:p>
          </table:table-cell>
        </table:table-row>
        <table:table-row table:style-name="ro2">
          <table:table-cell/>
          <table:table-cell office:value-type="string">
            <text:p>infections or infectious mononucleosis.</text:p>
          </table:table-cell>
        </table:table-row>
        <table:table-row table:style-name="ro2">
          <table:table-cell table:style-name="ce1" office:value-type="string">
            <text:p>Direct Coombs’ test</text:p>
          </table:table-cell>
          <table:table-cell office:value-type="string">
            <text:p>anti-Ig Ab added to patient’s RBCs agglutinate if RBCs are coated with Ig.</text:p>
          </table:table-cell>
        </table:table-row>
        <table:table-row table:style-name="ro2">
          <table:table-cell table:style-name="ce1" office:value-type="string">
            <text:p>Indirect Coombs’ test</text:p>
          </table:table-cell>
          <table:table-cell office:value-type="string">
            <text:p>normal RBCs added to patient’s serum agglutinate if serum has anti-RBC surface Ig.</text:p>
          </table:table-cell>
        </table:table-row>
        <table:table-row table:style-name="ro6">
          <table:table-cell office:value-type="string">
            <text:p>lead poisoning </text:p>
          </table:table-cell>
          <table:table-cell table:style-name="Default" office:value-type="string">
            <text:p>affected enzyme= ferrochelatase and ALA dehydratase. Protoporphyrin accu. Microcytic anemia, child= mental, adult= headache, memory loss and demyelination.</text:p>
          </table:table-cell>
        </table:table-row>
        <table:table-row table:style-name="ro6">
          <table:table-cell office:value-type="string">
            <text:p>Acute intermittent porphyria</text:p>
          </table:table-cell>
          <table:table-cell table:style-name="Default" office:value-type="string">
            <text:p>affected enzyme= porphobilinogen deaminase (aka uroporphyrinogen-1-synthase), Accu= porphobilinogen, &amp;-ALA, uroporphyrin in urine, symptoms= 5ps= painful abdomen, pink urine, polyneuropathy, psychological disturbances, precipitated by drugs. Treatment= glucose and heme</text:p>
          </table:table-cell>
        </table:table-row>
        <table:table-row table:style-name="ro6">
          <table:table-cell office:value-type="string">
            <text:p>porphyria cutanea tarca</text:p>
          </table:table-cell>
          <table:table-cell table:style-name="Default" office:value-type="string">
            <text:p>affected enzyme= uroporphyrinogen decarboxylase, accu= uroporphyrin ( tea colored urine), present= blistering cutaneous photosensitivity. </text:p>
          </table:table-cell>
        </table:table-row>
        <table:table-row table:style-name="ro11">
          <table:table-cell office:value-type="string">
            <text:p>lead poisoning </text:p>
          </table:table-cell>
          <table:table-cell table:style-name="Default" office:value-type="string">
            <text:p>lead lines on gingivae ( burton's line) and on epiphyses of long bones on X-ray. Encephalopathy and Erythrocyte basophilic stippling. Abdominal colic and sideroblastic anemia. Drops= wrist and foot drop. Dimercaprol and EDTA 1<text:span text:style-name="T13">st</text:span> line of treatment. Succimer for kids. LEAD</text:p>
          </table:table-cell>
        </table:table-row>
        <table:table-row table:style-name="ro6">
          <table:table-cell office:value-type="string">
            <text:p>Bernard-soulier disease</text:p>
          </table:table-cell>
          <table:table-cell table:style-name="Default" office:value-type="string">
            <text:p>decrease platelet count, increase bleeding time, defect in platelet plug formation. Decrease Gp1b= defect in platelet-to-collagen adhesion</text:p>
          </table:table-cell>
        </table:table-row>
        <table:table-row table:style-name="ro6">
          <table:table-cell office:value-type="string">
            <text:p>glanzmann's thrombasthemia</text:p>
          </table:table-cell>
          <table:table-cell table:style-name="Default" office:value-type="string">
            <text:p>decrease GpIIb/IIIa</text:p>
          </table:table-cell>
        </table:table-row>
        <table:table-row table:style-name="ro6">
          <table:table-cell office:value-type="string">
            <text:p>ITP</text:p>
          </table:table-cell>
          <table:table-cell table:style-name="Default" office:value-type="string">
            <text:p>anti GpIIb/IIIa antibodies= peripheral platelet destruction. Increase megakeryocytes. </text:p>
          </table:table-cell>
        </table:table-row>
        <table:table-row table:style-name="ro6">
          <table:table-cell office:value-type="string">
            <text:p>TTP= Thrombotic thrombocytopenic purpura</text:p>
          </table:table-cell>
          <table:table-cell table:style-name="Default" office:value-type="string">
            <text:p>defect= ADAMTS13 ( vWF metalloprotease)= decrease degradation of vWF multimers. = increase platelet aggregation and thrombosis. Labs= schistocytes and increase LDH. Sym= pentad of neurologic and renal sym, fever, thrombocytopenia, microangiopathic hemolytic anemia.</text:p>
          </table:table-cell>
        </table:table-row>
        <table:table-row table:style-name="ro2">
          <table:table-cell table:style-name="ce3" office:value-type="string">
            <text:p>DIC</text:p>
          </table:table-cell>
          <table:table-cell office:value-type="string">
            <text:p>Sepsis (gram-negative), Trauma, Obstetric complications, acute Pancreatitis, Malignancy, Nephrotic syndrome, Transfusion.</text:p>
          </table:table-cell>
        </table:table-row>
        <table:table-row table:style-name="ro2">
          <table:table-cell/>
          <table:table-cell office:value-type="string">
            <text:p>STOP Making New Thrombi!</text:p>
          </table:table-cell>
        </table:table-row>
        <table:table-row table:style-name="ro2">
          <table:table-cell office:value-type="string">
            <text:p>prothrombin gene mutation </text:p>
          </table:table-cell>
          <table:table-cell table:style-name="Default" office:value-type="string">
            <text:p>mutation in 3' untranslated region associated with venous clots. </text:p>
          </table:table-cell>
        </table:table-row>
        <table:table-row table:style-name="ro2">
          <table:table-cell office:value-type="string">
            <text:p>ATIII deficiency </text:p>
          </table:table-cell>
          <table:table-cell table:style-name="Default" office:value-type="string">
            <text:p>inherited deficiency of antithrombin III, reduced increase in PTT after administration of heparin. </text:p>
          </table:table-cell>
        </table:table-row>
        <table:table-row table:style-name="ro6">
          <table:table-cell office:value-type="string">
            <text:p>protein C and S deficiency </text:p>
          </table:table-cell>
          <table:table-cell table:style-name="Default" office:value-type="string">
            <text:p>idecrease ability to inactivate factor V and VIII. Increase risk of hemoorhagic skin necrosis following administration of warfarin. </text:p>
          </table:table-cell>
        </table:table-row>
        <table:table-row table:style-name="ro14">
          <table:table-cell table:style-name="ce1" office:value-type="string">
            <text:p>Hodgkin’s</text:p>
          </table:table-cell>
          <table:table-cell table:style-name="ce14" office:value-type="string">
            <text:p><text:span text:style-name="T9">Presence of Reed-Sternberg cells (RS cells are CD30+ and CD15+ B-cell origin)</text:span></text:p>
            <text:p><text:span text:style-name="T9">Localized, single group of nodes; extranodal rare; contiguous spread</text:span></text:p>
            <text:p><text:span text:style-name="T9">Constitutional (“B”) signs/symptoms––low-grade fever, night sweats, weight loss</text:span></text:p>
            <text:p><text:span text:style-name="T9">Mediastinal lymphadenopathy 50% of cases associated with EBV; bimodal distribution</text:span></text:p>
            <text:p><text:span text:style-name="T9">––</text:span><text:span text:style-name="T9">young and old; more common in men except for </text:span><text:span text:style-name="T1">nodular sclerosing type Good prognosis = </text:span><text:span text:style-name="T3">↑ </text:span><text:span text:style-name="T1">lymphocytes, </text:span><text:span text:style-name="T3">↓ </text:span><text:span text:style-name="T1">RS</text:span></text:p>
          </table:table-cell>
        </table:table-row>
        <table:table-row table:style-name="ro2">
          <table:table-cell/>
          <table:table-cell table:style-name="ce4" office:value-type="string">
            <text:p>Variants include lacunar cells in nodular sclerosis variant.</text:p>
          </table:table-cell>
        </table:table-row>
        <table:table-row table:style-name="ro8">
          <table:table-cell table:style-name="ce1" office:value-type="string">
            <text:p>Follicular lymphoma </text:p>
          </table:table-cell>
          <table:table-cell table:style-name="ce14" office:value-type="string">
            <text:p><text:span text:style-name="T9">t(14;18) bcl-2 Expression, </text:span><text:span text:style-name="T1">Most common (adult). Difficult to cure; indolent</text:span></text:p>
            <text:p><text:span text:style-name="T9">course; bcl-2 inhibits apoptosis.CD 20+, ritaximAB</text:span></text:p>
          </table:table-cell>
        </table:table-row>
        <table:table-row table:style-name="ro6">
          <table:table-cell office:value-type="string">
            <text:p>small non-cleaved NHL, burkitt's lymphoma <text:s/></text:p>
          </table:table-cell>
          <table:table-cell table:style-name="Default" office:value-type="string">
            <text:p>C-myc oncogene, EBV+, CD 21+, (8, 14). American= adult, AIDs, Abdormial ( mesentary colon) </text:p>
          </table:table-cell>
        </table:table-row>
      </table:table>
      <table:table table:name="Sheet2" table:style-name="ta1" table:print="false">
        <table:table-column table:style-name="co3" table:default-cell-style-name="Default"/>
        <table:table-row table:style-name="ro2">
          <table:table-cell/>
        </table:table-row>
      </table:table>
      <table:table table:name="Sheet3" table:style-name="ta1" table:print="false">
        <table:table-column table:style-name="co3"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ce style:name="F" svg:font-family="" style:font-family-generic="roman"/>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21">07/21/2010</text:date>, <text:time>21:47: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e  tang</meta:initial-creator>
    <meta:creation-date>2010-07-21T10:50:09</meta:creation-date>
    <dc:date>2010-07-21T21:47:21</dc:date>
    <dc:creator>nicole  tang</dc:creator>
    <meta:editing-duration>PT09H55M20S</meta:editing-duration>
    <meta:editing-cycles>4</meta:editing-cycles>
    <meta:generator>OpenOffice.org/3.2$Unix OpenOffice.org_project/320m18$Build-9502</meta:generator>
    <meta:document-statistic meta:table-count="3" meta:cell-count="465" meta:object-count="0"/>
  </office:meta>
</office:document-meta>
</file>